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Heading_20_1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>
      <style:text-properties fo:color="#333333"/>
    </style:style>
    <style:style style:name="T13_2" style:family="text">
      <style:text-properties fo:color="#333333"/>
    </style:style>
    <style:style style:name="T13_3" style:family="text">
      <style:text-properties fo:color="#333333"/>
    </style:style>
    <style:style style:name="T13_4" style:family="text">
      <style:text-properties fo:color="#333333"/>
    </style:style>
    <style:style style:name="T13_5" style:family="text">
      <style:text-properties fo:color="#333333"/>
    </style:style>
    <style:style style:name="T13_6" style:family="text">
      <style:text-properties fo:color="#333333"/>
    </style:style>
    <style:style style:name="T13_7" style:family="text">
      <style:text-properties fo:color="#333333"/>
    </style:style>
    <style:style style:name="T13_8" style:family="text">
      <style:text-properties fo:color="#333333"/>
    </style:style>
    <style:style style:name="T13_9" style:family="text">
      <style:text-properties fo:color="#333333"/>
    </style:style>
    <style:style style:name="T13_10" style:family="text">
      <style:text-properties fo:color="#333333"/>
    </style:style>
    <style:style style:name="T13_11" style:family="text">
      <style:text-properties fo:color="#333333"/>
    </style:style>
    <style:style style:name="T13_12" style:family="text">
      <style:text-properties fo:color="#333333"/>
    </style:style>
    <style:style style:name="T13_13" style:family="text">
      <style:text-properties fo:color="#333333"/>
    </style:style>
    <style:style style:name="T13_14" style:family="text">
      <style:text-properties fo:color="#333333"/>
    </style:style>
    <style:style style:name="T13_15" style:family="text">
      <style:text-properties fo:color="#333333"/>
    </style:style>
    <style:style style:name="T13_16" style:family="text">
      <style:text-properties fo:color="#333333"/>
    </style:style>
    <style:style style:name="T13_17" style:family="text">
      <style:text-properties fo:color="#333333"/>
    </style:style>
    <style:style style:name="T13_18" style:family="text">
      <style:text-properties fo:color="#333333"/>
    </style:style>
    <style:style style:name="T13_19" style:family="text">
      <style:text-properties fo:color="#333333"/>
    </style:style>
    <style:style style:name="T13_20" style:family="text">
      <style:text-properties fo:color="#333333"/>
    </style:style>
    <style:style style:name="T13_21" style:family="text">
      <style:text-properties fo:color="#333333"/>
    </style:style>
    <style:style style:name="T13_22" style:family="text">
      <style:text-properties fo:color="#333333"/>
    </style:style>
    <style:style style:name="T13_23" style:family="text">
      <style:text-properties fo:color="#333333"/>
    </style:style>
    <style:style style:name="T13_24" style:family="text">
      <style:text-properties fo:color="#333333"/>
    </style:style>
    <style:style style:name="T13_25" style:family="text">
      <style:text-properties fo:color="#333333"/>
    </style:style>
    <style:style style:name="T13_26" style:family="text">
      <style:text-properties fo:color="#333333"/>
    </style:style>
    <style:style style:name="T13_27" style:family="text">
      <style:text-properties fo:color="#333333"/>
    </style:style>
    <style:style style:name="T13_28" style:family="text">
      <style:text-properties fo:color="#333333"/>
    </style:style>
    <style:style style:name="T13_29" style:family="text">
      <style:text-properties fo:color="#333333"/>
    </style:style>
    <style:style style:name="T13_30" style:family="text">
      <style:text-properties fo:color="#333333"/>
    </style:style>
    <style:style style:name="T13_31" style:family="text">
      <style:text-properties fo:color="#333333"/>
    </style:style>
    <style:style style:name="T13_32" style:family="text">
      <style:text-properties fo:color="#333333"/>
    </style:style>
    <style:style style:name="P14" style:family="paragraph" style:parent-style-name="Standard">
      <style:paragraph-properties fo:break-before="auto" fo:margin-top="0cm" style:writing-mode="lr-tb"/>
    </style:style>
    <style:style style:name="T14_1" style:family="text">
      <style:text-properties fo:color="#333333"/>
    </style:style>
    <style:style style:name="T14_2" style:family="text">
      <style:text-properties fo:color="#333333"/>
    </style:style>
    <style:style style:name="T14_3" style:family="text">
      <style:text-properties fo:color="#333333"/>
    </style:style>
    <style:style style:name="T14_4" style:family="text">
      <style:text-properties fo:color="#333333"/>
    </style:style>
    <style:style style:name="T14_5" style:family="text">
      <style:text-properties fo:color="#333333"/>
    </style:style>
    <style:style style:name="T14_6" style:family="text">
      <style:text-properties fo:color="#333333"/>
    </style:style>
    <style:style style:name="T14_7" style:family="text">
      <style:text-properties fo:color="#333333"/>
    </style:style>
    <style:style style:name="T14_8" style:family="text">
      <style:text-properties fo:color="#333333"/>
    </style:style>
    <style:style style:name="T14_9" style:family="text">
      <style:text-properties fo:color="#333333"/>
    </style:style>
    <style:style style:name="T14_10" style:family="text">
      <style:text-properties fo:color="#333333"/>
    </style:style>
    <style:style style:name="T14_11" style:family="text">
      <style:text-properties fo:color="#333333"/>
    </style:style>
    <style:style style:name="T14_12" style:family="text">
      <style:text-properties fo:color="#333333"/>
    </style:style>
    <style:style style:name="T14_13" style:family="text">
      <style:text-properties fo:color="#333333"/>
    </style:style>
    <style:style style:name="T14_14" style:family="text">
      <style:text-properties fo:color="#333333"/>
    </style:style>
    <style:style style:name="T14_15" style:family="text">
      <style:text-properties fo:color="#333333"/>
    </style:style>
    <style:style style:name="T14_16" style:family="text">
      <style:text-properties fo:color="#333333"/>
    </style:style>
    <style:style style:name="T14_17" style:family="text">
      <style:text-properties fo:color="#333333"/>
    </style:style>
    <style:style style:name="T14_18" style:family="text">
      <style:text-properties fo:color="#333333"/>
    </style:style>
    <style:style style:name="T14_19" style:family="text">
      <style:text-properties fo:color="#333333"/>
    </style:style>
    <style:style style:name="T14_20" style:family="text">
      <style:text-properties fo:color="#333333"/>
    </style:style>
    <style:style style:name="T14_21" style:family="text">
      <style:text-properties fo:color="#333333"/>
    </style:style>
    <style:style style:name="T14_22" style:family="text">
      <style:text-properties fo:color="#333333"/>
    </style:style>
    <style:style style:name="T14_23" style:family="text">
      <style:text-properties fo:color="#333333"/>
    </style:style>
    <style:style style:name="T14_24" style:family="text">
      <style:text-properties fo:color="#333333"/>
    </style:style>
    <style:style style:name="T14_25" style:family="text">
      <style:text-properties fo:color="#333333"/>
    </style:style>
    <style:style style:name="T14_26" style:family="text">
      <style:text-properties fo:color="#333333"/>
    </style:style>
    <style:style style:name="T14_27" style:family="text">
      <style:text-properties fo:color="#333333"/>
    </style:style>
    <style:style style:name="T14_28" style:family="text">
      <style:text-properties fo:color="#333333"/>
    </style:style>
    <style:style style:name="T14_29" style:family="text">
      <style:text-properties fo:color="#333333"/>
    </style:style>
    <style:style style:name="T14_30" style:family="text">
      <style:text-properties fo:color="#333333"/>
    </style:style>
    <style:style style:name="T14_31" style:family="text">
      <style:text-properties fo:color="#333333"/>
    </style:style>
    <style:style style:name="T14_32" style:family="text">
      <style:text-properties fo:color="#333333"/>
    </style:style>
    <style:style style:name="T14_33" style:family="text">
      <style:text-properties fo:color="#333333"/>
    </style:style>
    <style:style style:name="T14_34" style:family="text">
      <style:text-properties fo:color="#333333"/>
    </style:style>
    <style:style style:name="T14_35" style:family="text">
      <style:text-properties fo:color="#333333"/>
    </style:style>
    <style:style style:name="T14_36" style:family="text">
      <style:text-properties fo:color="#333333"/>
    </style:style>
    <style:style style:name="T14_37" style:family="text">
      <style:text-properties fo:color="#333333"/>
    </style:style>
    <style:style style:name="T14_38" style:family="text">
      <style:text-properties fo:color="#333333"/>
    </style:style>
    <style:style style:name="T14_39" style:family="text">
      <style:text-properties fo:color="#333333"/>
    </style:style>
    <style:style style:name="T14_40" style:family="text">
      <style:text-properties fo:color="#333333"/>
    </style:style>
    <style:style style:name="T14_41" style:family="text">
      <style:text-properties fo:color="#333333"/>
    </style:style>
    <style:style style:name="T14_42" style:family="text">
      <style:text-properties fo:color="#333333"/>
    </style:style>
    <style:style style:name="T14_43" style:family="text">
      <style:text-properties fo:color="#333333"/>
    </style:style>
    <style:style style:name="T14_44" style:family="text">
      <style:text-properties fo:color="#333333"/>
    </style:style>
    <style:style style:name="T14_45" style:family="text">
      <style:text-properties fo:color="#333333"/>
    </style:style>
    <style:style style:name="T14_46" style:family="text">
      <style:text-properties fo:color="#333333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>
      <style:text-properties fo:color="#333333"/>
    </style:style>
    <style:style style:name="T15_2" style:family="text">
      <style:text-properties fo:color="#333333"/>
    </style:style>
    <style:style style:name="T15_3" style:family="text">
      <style:text-properties fo:color="#333333"/>
    </style:style>
    <style:style style:name="T15_4" style:family="text">
      <style:text-properties fo:color="#333333"/>
    </style:style>
    <style:style style:name="T15_5" style:family="text">
      <style:text-properties fo:color="#333333"/>
    </style:style>
    <style:style style:name="T15_6" style:family="text">
      <style:text-properties fo:color="#333333"/>
    </style:style>
    <style:style style:name="T15_7" style:family="text">
      <style:text-properties fo:color="#333333"/>
    </style:style>
    <style:style style:name="T15_8" style:family="text">
      <style:text-properties fo:color="#333333"/>
    </style:style>
    <style:style style:name="T15_9" style:family="text">
      <style:text-properties fo:color="#333333"/>
    </style:style>
    <style:style style:name="T15_10" style:family="text">
      <style:text-properties fo:color="#333333"/>
    </style:style>
    <style:style style:name="T15_11" style:family="text">
      <style:text-properties fo:color="#333333"/>
    </style:style>
    <style:style style:name="T15_12" style:family="text">
      <style:text-properties fo:color="#333333"/>
    </style:style>
    <style:style style:name="T15_13" style:family="text">
      <style:text-properties fo:color="#333333"/>
    </style:style>
    <style:style style:name="T15_14" style:family="text">
      <style:text-properties fo:color="#333333"/>
    </style:style>
    <style:style style:name="T15_15" style:family="text">
      <style:text-properties fo:color="#333333"/>
    </style:style>
    <style:style style:name="T15_16" style:family="text">
      <style:text-properties fo:color="#333333"/>
    </style:style>
    <style:style style:name="P16" style:family="paragraph" style:parent-style-name="Standard">
      <style:paragraph-properties fo:break-before="auto" fo:margin-top="0cm" style:writing-mode="lr-tb"/>
    </style:style>
    <style:style style:name="T16_1" style:family="text">
      <style:text-properties fo:color="#333333"/>
    </style:style>
    <style:style style:name="T16_2" style:family="text">
      <style:text-properties fo:color="#333333"/>
    </style:style>
    <style:style style:name="T16_3" style:family="text">
      <style:text-properties fo:color="#333333"/>
    </style:style>
    <style:style style:name="T16_4" style:family="text">
      <style:text-properties fo:color="#333333"/>
    </style:style>
    <style:style style:name="T16_5" style:family="text">
      <style:text-properties fo:color="#333333"/>
    </style:style>
    <style:style style:name="T16_6" style:family="text">
      <style:text-properties fo:color="#333333"/>
    </style:style>
    <style:style style:name="T16_7" style:family="text">
      <style:text-properties fo:color="#333333"/>
    </style:style>
    <style:style style:name="P17" style:family="paragraph" style:parent-style-name="Standard">
      <style:paragraph-properties fo:break-before="auto" fo:margin-top="0cm" style:writing-mode="lr-tb"/>
    </style:style>
    <style:style style:name="T17_1" style:family="text">
      <style:text-properties fo:color="#333333"/>
    </style:style>
    <style:style style:name="T17_2" style:family="text">
      <style:text-properties fo:color="#333333"/>
    </style:style>
    <style:style style:name="T17_3" style:family="text">
      <style:text-properties fo:color="#333333"/>
    </style:style>
    <style:style style:name="T17_4" style:family="text">
      <style:text-properties fo:color="#333333"/>
    </style:style>
    <style:style style:name="T17_5" style:family="text">
      <style:text-properties fo:color="#333333"/>
    </style:style>
    <style:style style:name="P18" style:family="paragraph" style:parent-style-name="Standard">
      <style:paragraph-properties fo:break-before="auto" fo:margin-top="0cm" style:writing-mode="lr-tb"/>
    </style:style>
    <style:style style:name="T18_1" style:family="text">
      <style:text-properties fo:color="#333333"/>
    </style:style>
    <style:style style:name="T18_2" style:family="text">
      <style:text-properties fo:color="#333333"/>
    </style:style>
    <style:style style:name="T18_3" style:family="text">
      <style:text-properties fo:color="#333333"/>
    </style:style>
    <style:style style:name="T18_4" style:family="text">
      <style:text-properties fo:color="#333333"/>
    </style:style>
    <style:style style:name="T18_5" style:family="text">
      <style:text-properties fo:color="#333333"/>
    </style:style>
    <style:style style:name="P19" style:family="paragraph" style:parent-style-name="Standard">
      <style:paragraph-properties fo:break-before="auto" fo:margin-top="0cm" style:writing-mode="lr-tb"/>
    </style:style>
    <style:style style:name="T19_1" style:family="text">
      <style:text-properties fo:color="#333333"/>
    </style:style>
    <style:style style:name="T19_2" style:family="text">
      <style:text-properties fo:color="#333333"/>
    </style:style>
    <style:style style:name="T19_3" style:family="text">
      <style:text-properties fo:color="#333333"/>
    </style:style>
    <style:style style:name="T19_4" style:family="text">
      <style:text-properties fo:color="#333333"/>
    </style:style>
    <style:style style:name="T19_5" style:family="text">
      <style:text-properties fo:color="#333333"/>
    </style:style>
    <style:style style:name="T19_6" style:family="text">
      <style:text-properties fo:color="#333333"/>
    </style:style>
    <style:style style:name="T19_7" style:family="text">
      <style:text-properties fo:color="#333333"/>
    </style:style>
    <style:style style:name="T19_8" style:family="text">
      <style:text-properties fo:color="#333333"/>
    </style:style>
    <style:style style:name="T19_9" style:family="text">
      <style:text-properties fo:color="#333333"/>
    </style:style>
    <style:style style:name="T19_10" style:family="text">
      <style:text-properties fo:color="#333333"/>
    </style:style>
    <style:style style:name="T19_11" style:family="text">
      <style:text-properties fo:color="#333333"/>
    </style:style>
    <style:style style:name="T19_12" style:family="text">
      <style:text-properties fo:color="#333333"/>
    </style:style>
    <style:style style:name="T19_13" style:family="text">
      <style:text-properties fo:color="#333333"/>
    </style:style>
    <style:style style:name="T19_14" style:family="text">
      <style:text-properties fo:color="#333333"/>
    </style:style>
    <style:style style:name="T19_15" style:family="text">
      <style:text-properties fo:color="#333333"/>
    </style:style>
    <style:style style:name="T19_16" style:family="text">
      <style:text-properties fo:color="#333333"/>
    </style:style>
    <style:style style:name="T19_17" style:family="text">
      <style:text-properties fo:color="#333333"/>
    </style:style>
    <style:style style:name="T19_18" style:family="text">
      <style:text-properties fo:color="#333333"/>
    </style:style>
    <style:style style:name="T19_19" style:family="text">
      <style:text-properties fo:color="#333333"/>
    </style:style>
    <style:style style:name="T19_20" style:family="text">
      <style:text-properties fo:color="#333333"/>
    </style:style>
    <style:style style:name="T19_21" style:family="text">
      <style:text-properties fo:color="#333333"/>
    </style:style>
    <style:style style:name="T19_22" style:family="text">
      <style:text-properties fo:color="#333333"/>
    </style:style>
    <style:style style:name="T19_23" style:family="text">
      <style:text-properties fo:color="#333333"/>
    </style:style>
    <style:style style:name="T19_24" style:family="text">
      <style:text-properties fo:color="#333333"/>
    </style:style>
    <style:style style:name="T19_25" style:family="text">
      <style:text-properties fo:color="#333333"/>
    </style:style>
    <style:style style:name="T19_26" style:family="text">
      <style:text-properties fo:color="#333333"/>
    </style:style>
    <style:style style:name="T19_27" style:family="text">
      <style:text-properties fo:color="#333333"/>
    </style:style>
    <style:style style:name="T19_28" style:family="text">
      <style:text-properties fo:color="#333333"/>
    </style:style>
    <style:style style:name="T19_29" style:family="text">
      <style:text-properties fo:color="#333333"/>
    </style:style>
    <style:style style:name="T19_30" style:family="text">
      <style:text-properties fo:color="#333333"/>
    </style:style>
    <style:style style:name="T19_31" style:family="text">
      <style:text-properties fo:color="#333333"/>
    </style:style>
    <style:style style:name="T19_32" style:family="text">
      <style:text-properties fo:color="#333333"/>
    </style:style>
    <style:style style:name="T19_33" style:family="text">
      <style:text-properties fo:color="#333333"/>
    </style:style>
    <style:style style:name="T19_34" style:family="text">
      <style:text-properties fo:color="#333333"/>
    </style:style>
    <style:style style:name="T19_35" style:family="text">
      <style:text-properties fo:color="#333333"/>
    </style:style>
    <style:style style:name="T19_36" style:family="text">
      <style:text-properties fo:color="#333333"/>
    </style:style>
    <style:style style:name="T19_37" style:family="text">
      <style:text-properties fo:color="#333333"/>
    </style:style>
    <style:style style:name="T19_38" style:family="text">
      <style:text-properties fo:color="#333333"/>
    </style:style>
    <style:style style:name="T19_39" style:family="text">
      <style:text-properties fo:color="#333333"/>
    </style:style>
    <style:style style:name="T19_40" style:family="text">
      <style:text-properties fo:color="#333333"/>
    </style:style>
    <style:style style:name="T19_41" style:family="text">
      <style:text-properties fo:color="#333333"/>
    </style:style>
    <style:style style:name="T19_42" style:family="text">
      <style:text-properties fo:color="#333333"/>
    </style:style>
    <style:style style:name="T19_43" style:family="text">
      <style:text-properties fo:color="#333333"/>
    </style:style>
    <style:style style:name="T19_44" style:family="text">
      <style:text-properties fo:color="#333333"/>
    </style:style>
    <style:style style:name="T19_45" style:family="text">
      <style:text-properties fo:color="#333333"/>
    </style:style>
    <style:style style:name="T19_46" style:family="text">
      <style:text-properties fo:color="#333333"/>
    </style:style>
    <style:style style:name="T19_47" style:family="text">
      <style:text-properties fo:color="#333333"/>
    </style:style>
    <style:style style:name="T19_48" style:family="text">
      <style:text-properties fo:color="#333333"/>
    </style:style>
    <style:style style:name="T19_49" style:family="text">
      <style:text-properties fo:color="#333333"/>
    </style:style>
    <style:style style:name="T19_50" style:family="text">
      <style:text-properties fo:color="#333333"/>
    </style:style>
    <style:style style:name="T19_51" style:family="text">
      <style:text-properties fo:color="#333333"/>
    </style:style>
    <style:style style:name="T19_52" style:family="text">
      <style:text-properties fo:color="#333333"/>
    </style:style>
    <style:style style:name="T19_53" style:family="text">
      <style:text-properties fo:color="#333333"/>
    </style:style>
    <style:style style:name="T19_54" style:family="text">
      <style:text-properties fo:color="#333333"/>
    </style:style>
    <style:style style:name="T19_55" style:family="text">
      <style:text-properties fo:color="#333333"/>
    </style:style>
    <style:style style:name="T19_56" style:family="text">
      <style:text-properties fo:color="#333333"/>
    </style:style>
    <style:style style:name="T19_57" style:family="text">
      <style:text-properties fo:color="#333333"/>
    </style:style>
    <style:style style:name="P20" style:family="paragraph" style:parent-style-name="Standard">
      <style:paragraph-properties fo:break-before="auto" fo:margin-top="0cm" fo:margin-bottom="0cm" style:writing-mode="lr-tb"/>
    </style:style>
    <style:style style:name="T20_1" style:family="text">
      <style:text-properties fo:color="#333333"/>
    </style:style>
    <style:style style:name="T20_2" style:family="text">
      <style:text-properties fo:color="#333333"/>
    </style:style>
    <style:style style:name="T20_3" style:family="text">
      <style:text-properties fo:color="#333333"/>
    </style:style>
    <style:style style:name="T20_4" style:family="text">
      <style:text-properties fo:color="#333333"/>
    </style:style>
    <style:style style:name="T20_5" style:family="text">
      <style:text-properties fo:color="#333333"/>
    </style:style>
    <style:style style:name="T20_6" style:family="text">
      <style:text-properties fo:color="#333333"/>
    </style:style>
    <style:style style:name="T20_7" style:family="text">
      <style:text-properties fo:color="#333333"/>
    </style:style>
    <style:style style:name="T20_8" style:family="text">
      <style:text-properties fo:color="#333333"/>
    </style:style>
    <style:style style:name="T20_9" style:family="text">
      <style:text-properties fo:color="#333333"/>
    </style:style>
    <style:style style:name="T20_10" style:family="text">
      <style:text-properties fo:color="#333333"/>
    </style:style>
    <style:style style:name="T20_11" style:family="text">
      <style:text-properties fo:color="#333333"/>
    </style:style>
    <style:style style:name="T20_12" style:family="text">
      <style:text-properties fo:color="#333333"/>
    </style:style>
    <style:style style:name="T20_13" style:family="text">
      <style:text-properties fo:color="#333333"/>
    </style:style>
    <style:style style:name="T20_14" style:family="text">
      <style:text-properties fo:color="#333333"/>
    </style:style>
    <style:style style:name="T20_15" style:family="text">
      <style:text-properties fo:color="#333333"/>
    </style:style>
    <style:style style:name="T20_16" style:family="text">
      <style:text-properties fo:color="#333333"/>
    </style:style>
    <style:style style:name="T20_17" style:family="text">
      <style:text-properties fo:color="#333333"/>
    </style:style>
    <style:style style:name="T20_18" style:family="text">
      <style:text-properties fo:color="#333333"/>
    </style:style>
    <style:style style:name="T20_19" style:family="text">
      <style:text-properties fo:color="#333333"/>
    </style:style>
    <style:style style:name="T20_20" style:family="text">
      <style:text-properties fo:color="#333333"/>
    </style:style>
    <style:style style:name="T20_21" style:family="text">
      <style:text-properties fo:color="#333333"/>
    </style:style>
    <style:style style:name="T20_22" style:family="text">
      <style:text-properties fo:color="#333333"/>
    </style:style>
    <style:style style:name="T20_23" style:family="text">
      <style:text-properties fo:color="#333333"/>
    </style:style>
    <style:style style:name="T20_24" style:family="text">
      <style:text-properties fo:color="#333333"/>
    </style:style>
    <style:style style:name="T20_25" style:family="text">
      <style:text-properties fo:color="#333333"/>
    </style:style>
    <style:style style:name="T20_26" style:family="text">
      <style:text-properties fo:color="#333333"/>
    </style:style>
    <style:style style:name="T20_27" style:family="text">
      <style:text-properties fo:color="#333333"/>
    </style:style>
    <style:style style:name="T20_28" style:family="text">
      <style:text-properties fo:color="#333333"/>
    </style:style>
    <style:style style:name="T20_29" style:family="text">
      <style:text-properties fo:color="#333333"/>
    </style:style>
    <style:style style:name="T20_30" style:family="text">
      <style:text-properties fo:color="#333333"/>
    </style:style>
    <style:style style:name="T20_31" style:family="text">
      <style:text-properties fo:color="#333333"/>
    </style:style>
    <style:style style:name="T20_32" style:family="text">
      <style:text-properties fo:color="#333333"/>
    </style:style>
    <style:style style:name="T20_33" style:family="text">
      <style:text-properties fo:color="#333333"/>
    </style:style>
    <style:style style:name="T20_34" style:family="text">
      <style:text-properties fo:color="#333333"/>
    </style:style>
    <style:style style:name="T20_35" style:family="text">
      <style:text-properties fo:color="#333333"/>
    </style:style>
    <style:style style:name="T20_36" style:family="text">
      <style:text-properties fo:color="#333333"/>
    </style:style>
    <style:style style:name="T20_37" style:family="text">
      <style:text-properties fo:color="#333333"/>
    </style:style>
    <style:style style:name="T20_38" style:family="text">
      <style:text-properties fo:color="#333333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fo:color="#333333"/>
    </style:style>
    <style:style style:name="T21_2" style:family="text">
      <style:text-properties fo:color="#333333"/>
    </style:style>
    <style:style style:name="T21_3" style:family="text">
      <style:text-properties fo:color="#333333"/>
    </style:style>
    <style:style style:name="T21_4" style:family="text">
      <style:text-properties fo:color="#333333"/>
    </style:style>
    <style:style style:name="T21_5" style:family="text">
      <style:text-properties fo:color="#333333"/>
    </style:style>
    <style:style style:name="T21_6" style:family="text">
      <style:text-properties fo:color="#333333"/>
    </style:style>
    <style:style style:name="T21_7" style:family="text">
      <style:text-properties fo:color="#333333"/>
    </style:style>
    <style:style style:name="T21_8" style:family="text">
      <style:text-properties fo:color="#333333"/>
    </style:style>
    <style:style style:name="T21_9" style:family="text">
      <style:text-properties fo:color="#333333"/>
    </style:style>
    <style:style style:name="T21_10" style:family="text">
      <style:text-properties fo:color="#333333"/>
    </style:style>
    <style:style style:name="T21_11" style:family="text">
      <style:text-properties fo:color="#333333"/>
    </style:style>
    <style:style style:name="T21_12" style:family="text">
      <style:text-properties fo:color="#333333"/>
    </style:style>
    <style:style style:name="T21_13" style:family="text">
      <style:text-properties fo:color="#333333"/>
    </style:style>
    <style:style style:name="T21_14" style:family="text">
      <style:text-properties fo:color="#333333"/>
    </style:style>
    <style:style style:name="T21_15" style:family="text">
      <style:text-properties fo:color="#333333"/>
    </style:style>
    <style:style style:name="T21_16" style:family="text">
      <style:text-properties fo:color="#333333"/>
    </style:style>
    <style:style style:name="T21_17" style:family="text">
      <style:text-properties fo:color="#333333"/>
    </style:style>
    <style:style style:name="T21_18" style:family="text">
      <style:text-properties fo:color="#333333"/>
    </style:style>
    <style:style style:name="T21_19" style:family="text">
      <style:text-properties fo:color="#333333"/>
    </style:style>
    <style:style style:name="T21_20" style:family="text">
      <style:text-properties fo:color="#333333"/>
    </style:style>
    <style:style style:name="T21_21" style:family="text">
      <style:text-properties fo:color="#333333"/>
    </style:style>
    <style:style style:name="T21_22" style:family="text">
      <style:text-properties fo:color="#333333"/>
    </style:style>
    <style:style style:name="T21_23" style:family="text">
      <style:text-properties fo:color="#333333"/>
    </style:style>
    <style:style style:name="T21_24" style:family="text">
      <style:text-properties fo:color="#333333"/>
    </style:style>
    <style:style style:name="T21_25" style:family="text">
      <style:text-properties fo:color="#333333"/>
    </style:style>
    <style:style style:name="T21_26" style:family="text">
      <style:text-properties fo:color="#333333"/>
    </style:style>
    <style:style style:name="T21_27" style:family="text">
      <style:text-properties fo:color="#333333"/>
    </style:style>
    <style:style style:name="T21_28" style:family="text">
      <style:text-properties fo:color="#333333"/>
    </style:style>
    <style:style style:name="T21_29" style:family="text">
      <style:text-properties fo:color="#333333"/>
    </style:style>
    <style:style style:name="T21_30" style:family="text">
      <style:text-properties fo:color="#333333"/>
    </style:style>
    <style:style style:name="T21_31" style:family="text">
      <style:text-properties fo:color="#333333"/>
    </style:style>
    <style:style style:name="T21_32" style:family="text">
      <style:text-properties fo:color="#333333"/>
    </style:style>
    <style:style style:name="T21_33" style:family="text">
      <style:text-properties fo:color="#333333"/>
    </style:style>
    <style:style style:name="T21_34" style:family="text">
      <style:text-properties fo:color="#333333"/>
    </style:style>
    <style:style style:name="T21_35" style:family="text">
      <style:text-properties fo:color="#333333"/>
    </style:style>
    <style:style style:name="T21_36" style:family="text">
      <style:text-properties fo:color="#333333"/>
    </style:style>
    <style:style style:name="T21_37" style:family="text">
      <style:text-properties fo:color="#333333"/>
    </style:style>
    <style:style style:name="T21_38" style:family="text">
      <style:text-properties fo:color="#333333"/>
    </style:style>
    <style:style style:name="T21_39" style:family="text">
      <style:text-properties fo:color="#333333"/>
    </style:style>
    <style:style style:name="T21_40" style:family="text">
      <style:text-properties fo:color="#333333"/>
    </style:style>
    <style:style style:name="T21_41" style:family="text">
      <style:text-properties fo:color="#333333"/>
    </style:style>
    <style:style style:name="T21_42" style:family="text">
      <style:text-properties fo:color="#333333"/>
    </style:style>
    <style:style style:name="T21_43" style:family="text">
      <style:text-properties fo:color="#333333"/>
    </style:style>
    <style:style style:name="T21_44" style:family="text">
      <style:text-properties fo:color="#333333"/>
    </style:style>
    <style:style style:name="T21_45" style:family="text">
      <style:text-properties fo:color="#333333"/>
    </style:style>
    <style:style style:name="T21_46" style:family="text">
      <style:text-properties fo:color="#333333"/>
    </style:style>
    <style:style style:name="T21_47" style:family="text">
      <style:text-properties fo:color="#333333"/>
    </style:style>
    <style:style style:name="T21_48" style:family="text">
      <style:text-properties fo:color="#333333"/>
    </style:style>
    <style:style style:name="T21_49" style:family="text">
      <style:text-properties fo:color="#333333"/>
    </style:style>
    <style:style style:name="T21_50" style:family="text">
      <style:text-properties fo:color="#333333"/>
    </style:style>
    <style:style style:name="T21_51" style:family="text">
      <style:text-properties fo:color="#333333"/>
    </style:style>
    <style:style style:name="T21_52" style:family="text">
      <style:text-properties fo:color="#333333"/>
    </style:style>
    <style:style style:name="T21_53" style:family="text">
      <style:text-properties fo:color="#333333"/>
    </style:style>
    <style:style style:name="T21_54" style:family="text">
      <style:text-properties fo:color="#333333"/>
    </style:style>
    <style:style style:name="T21_55" style:family="text">
      <style:text-properties fo:color="#333333"/>
    </style:style>
    <style:style style:name="T21_56" style:family="text">
      <style:text-properties fo:color="#333333"/>
    </style:style>
    <style:style style:name="T21_57" style:family="text">
      <style:text-properties fo:color="#333333"/>
    </style:style>
    <style:style style:name="T21_58" style:family="text">
      <style:text-properties fo:color="#333333"/>
    </style:style>
    <style:style style:name="T21_59" style:family="text">
      <style:text-properties fo:color="#333333"/>
    </style:style>
    <style:style style:name="T21_60" style:family="text">
      <style:text-properties fo:color="#333333"/>
    </style:style>
    <style:style style:name="T21_61" style:family="text">
      <style:text-properties fo:color="#333333"/>
    </style:style>
    <style:style style:name="T21_62" style:family="text">
      <style:text-properties fo:color="#333333"/>
    </style:style>
    <style:style style:name="T21_63" style:family="text">
      <style:text-properties fo:color="#333333"/>
    </style:style>
    <style:style style:name="T21_64" style:family="text">
      <style:text-properties fo:color="#333333"/>
    </style:style>
    <style:style style:name="T21_65" style:family="text">
      <style:text-properties fo:color="#333333"/>
    </style:style>
    <style:style style:name="T21_66" style:family="text">
      <style:text-properties fo:color="#333333"/>
    </style:style>
    <style:style style:name="T21_67" style:family="text">
      <style:text-properties fo:color="#333333"/>
    </style:style>
    <style:style style:name="T21_68" style:family="text">
      <style:text-properties fo:color="#333333"/>
    </style:style>
    <style:style style:name="T21_69" style:family="text">
      <style:text-properties fo:color="#333333"/>
    </style:style>
    <style:style style:name="T21_70" style:family="text">
      <style:text-properties fo:color="#333333"/>
    </style:style>
    <style:style style:name="T21_71" style:family="text">
      <style:text-properties fo:color="#333333"/>
    </style:style>
    <style:style style:name="T21_72" style:family="text">
      <style:text-properties fo:color="#333333"/>
    </style:style>
    <style:style style:name="T21_73" style:family="text">
      <style:text-properties fo:color="#333333"/>
    </style:style>
    <style:style style:name="T21_74" style:family="text">
      <style:text-properties fo:color="#333333"/>
    </style:style>
    <style:style style:name="T21_75" style:family="text">
      <style:text-properties fo:color="#333333"/>
    </style:style>
    <style:style style:name="T21_76" style:family="text">
      <style:text-properties fo:color="#333333"/>
    </style:style>
    <style:style style:name="T21_77" style:family="text">
      <style:text-properties fo:color="#333333"/>
    </style:style>
    <style:style style:name="T21_78" style:family="text">
      <style:text-properties fo:color="#333333"/>
    </style:style>
    <style:style style:name="T21_79" style:family="text">
      <style:text-properties fo:color="#333333"/>
    </style:style>
    <style:style style:name="T21_80" style:family="text">
      <style:text-properties fo:color="#333333"/>
    </style:style>
    <style:style style:name="T21_81" style:family="text">
      <style:text-properties fo:color="#333333"/>
    </style:style>
    <style:style style:name="T21_82" style:family="text">
      <style:text-properties fo:color="#333333"/>
    </style:style>
    <style:style style:name="T21_83" style:family="text">
      <style:text-properties fo:color="#333333"/>
    </style:style>
    <style:style style:name="T21_84" style:family="text">
      <style:text-properties fo:color="#333333"/>
    </style:style>
    <style:style style:name="P22" style:family="paragraph" style:parent-style-name="Standard">
      <style:paragraph-properties fo:break-before="auto" fo:margin-top="0cm" style:writing-mode="lr-tb"/>
    </style:style>
    <style:style style:name="T22_1" style:family="text">
      <style:text-properties fo:color="#333333"/>
    </style:style>
    <style:style style:name="T22_2" style:family="text">
      <style:text-properties fo:color="#333333"/>
    </style:style>
    <style:style style:name="T22_3" style:family="text">
      <style:text-properties fo:color="#333333"/>
    </style:style>
    <style:style style:name="T22_4" style:family="text">
      <style:text-properties fo:color="#333333"/>
    </style:style>
    <style:style style:name="T22_5" style:family="text">
      <style:text-properties fo:color="#333333"/>
    </style:style>
    <style:style style:name="T22_6" style:family="text">
      <style:text-properties fo:color="#333333"/>
    </style:style>
    <style:style style:name="T22_7" style:family="text">
      <style:text-properties fo:color="#333333"/>
    </style:style>
    <style:style style:name="T22_8" style:family="text">
      <style:text-properties fo:color="#333333"/>
    </style:style>
    <style:style style:name="T22_9" style:family="text">
      <style:text-properties fo:color="#333333"/>
    </style:style>
    <style:style style:name="P23" style:family="paragraph" style:parent-style-name="Standard">
      <style:paragraph-properties fo:break-before="auto" fo:margin-top="0cm" style:writing-mode="lr-tb"/>
    </style:style>
    <style:style style:name="T23_1" style:family="text">
      <style:text-properties fo:color="#333333"/>
    </style:style>
    <style:style style:name="T23_2" style:family="text">
      <style:text-properties fo:color="#333333"/>
    </style:style>
    <style:style style:name="T23_3" style:family="text">
      <style:text-properties fo:color="#333333"/>
    </style:style>
    <style:style style:name="T23_4" style:family="text">
      <style:text-properties fo:color="#333333"/>
    </style:style>
    <style:style style:name="T23_5" style:family="text">
      <style:text-properties fo:color="#333333"/>
    </style:style>
    <style:style style:name="T23_6" style:family="text">
      <style:text-properties fo:color="#333333"/>
    </style:style>
    <style:style style:name="T23_7" style:family="text">
      <style:text-properties fo:color="#333333"/>
    </style:style>
    <style:style style:name="T23_8" style:family="text">
      <style:text-properties fo:color="#333333"/>
    </style:style>
    <style:style style:name="T23_9" style:family="text">
      <style:text-properties fo:color="#333333"/>
    </style:style>
    <style:style style:name="T23_10" style:family="text">
      <style:text-properties fo:color="#333333"/>
    </style:style>
    <style:style style:name="T23_11" style:family="text">
      <style:text-properties fo:color="#333333"/>
    </style:style>
    <style:style style:name="T23_12" style:family="text">
      <style:text-properties fo:color="#333333"/>
    </style:style>
    <style:style style:name="T23_13" style:family="text">
      <style:text-properties fo:color="#333333"/>
    </style:style>
    <style:style style:name="T23_14" style:family="text">
      <style:text-properties fo:color="#333333"/>
    </style:style>
    <style:style style:name="T23_15" style:family="text">
      <style:text-properties fo:color="#333333"/>
    </style:style>
    <style:style style:name="T23_16" style:family="text">
      <style:text-properties fo:color="#333333"/>
    </style:style>
    <style:style style:name="T23_17" style:family="text">
      <style:text-properties fo:color="#333333"/>
    </style:style>
    <style:style style:name="T23_18" style:family="text">
      <style:text-properties fo:color="#333333"/>
    </style:style>
    <style:style style:name="T23_19" style:family="text">
      <style:text-properties fo:color="#333333"/>
    </style:style>
    <style:style style:name="T23_20" style:family="text">
      <style:text-properties fo:color="#333333"/>
    </style:style>
    <style:style style:name="T23_21" style:family="text">
      <style:text-properties fo:color="#333333"/>
    </style:style>
    <style:style style:name="T23_22" style:family="text">
      <style:text-properties fo:color="#333333"/>
    </style:style>
    <style:style style:name="T23_23" style:family="text">
      <style:text-properties fo:color="#333333"/>
    </style:style>
    <style:style style:name="T23_24" style:family="text">
      <style:text-properties fo:color="#333333"/>
    </style:style>
    <style:style style:name="T23_25" style:family="text">
      <style:text-properties fo:color="#333333"/>
    </style:style>
    <style:style style:name="T23_26" style:family="text">
      <style:text-properties fo:color="#333333"/>
    </style:style>
    <style:style style:name="T23_27" style:family="text">
      <style:text-properties fo:color="#333333"/>
    </style:style>
    <style:style style:name="P24" style:family="paragraph" style:parent-style-name="Standard">
      <style:paragraph-properties fo:break-before="auto" fo:margin-top="0cm" fo:margin-bottom="0cm" style:writing-mode="lr-tb"/>
    </style:style>
    <style:style style:name="T24_1" style:family="text">
      <style:text-properties fo:color="#333333"/>
    </style:style>
    <style:style style:name="T24_2" style:family="text">
      <style:text-properties fo:color="#333333"/>
    </style:style>
    <style:style style:name="T24_3" style:family="text">
      <style:text-properties fo:color="#333333"/>
    </style:style>
    <style:style style:name="T24_4" style:family="text">
      <style:text-properties fo:color="#333333"/>
    </style:style>
    <style:style style:name="T24_5" style:family="text">
      <style:text-properties fo:color="#333333"/>
    </style:style>
    <style:style style:name="T24_6" style:family="text">
      <style:text-properties fo:color="#333333"/>
    </style:style>
    <style:style style:name="T24_7" style:family="text">
      <style:text-properties fo:color="#333333"/>
    </style:style>
    <style:style style:name="T24_8" style:family="text">
      <style:text-properties fo:color="#333333"/>
    </style:style>
    <style:style style:name="T24_9" style:family="text">
      <style:text-properties fo:color="#333333"/>
    </style:style>
    <style:style style:name="T24_10" style:family="text">
      <style:text-properties fo:color="#333333"/>
    </style:style>
    <style:style style:name="T24_11" style:family="text">
      <style:text-properties fo:color="#333333"/>
    </style:style>
    <style:style style:name="T24_12" style:family="text">
      <style:text-properties fo:color="#333333"/>
    </style:style>
    <style:style style:name="T24_13" style:family="text">
      <style:text-properties fo:color="#333333"/>
    </style:style>
    <style:style style:name="T24_14" style:family="text">
      <style:text-properties fo:color="#333333"/>
    </style:style>
    <style:style style:name="T24_15" style:family="text">
      <style:text-properties fo:color="#333333"/>
    </style:style>
    <style:style style:name="T24_16" style:family="text">
      <style:text-properties fo:color="#333333"/>
    </style:style>
    <style:style style:name="T24_17" style:family="text">
      <style:text-properties fo:color="#333333"/>
    </style:style>
    <style:style style:name="T24_18" style:family="text">
      <style:text-properties fo:color="#333333"/>
    </style:style>
    <style:style style:name="T24_19" style:family="text">
      <style:text-properties fo:color="#333333"/>
    </style:style>
    <style:style style:name="T24_20" style:family="text">
      <style:text-properties fo:color="#333333"/>
    </style:style>
    <style:style style:name="T24_21" style:family="text">
      <style:text-properties fo:color="#333333"/>
    </style:style>
    <style:style style:name="T24_22" style:family="text">
      <style:text-properties fo:color="#333333"/>
    </style:style>
    <style:style style:name="T24_23" style:family="text">
      <style:text-properties fo:color="#333333"/>
    </style:style>
    <style:style style:name="T24_24" style:family="text">
      <style:text-properties fo:color="#333333"/>
    </style:style>
    <style:style style:name="T24_25" style:family="text">
      <style:text-properties fo:color="#333333"/>
    </style:style>
    <style:style style:name="T24_26" style:family="text">
      <style:text-properties fo:color="#333333"/>
    </style:style>
    <style:style style:name="T24_27" style:family="text">
      <style:text-properties fo:color="#333333"/>
    </style:style>
    <style:style style:name="T24_28" style:family="text">
      <style:text-properties fo:color="#333333"/>
    </style:style>
    <style:style style:name="T24_29" style:family="text">
      <style:text-properties fo:color="#333333"/>
    </style:style>
    <style:style style:name="T24_30" style:family="text">
      <style:text-properties fo:color="#333333"/>
    </style:style>
    <style:style style:name="T24_31" style:family="text">
      <style:text-properties fo:color="#333333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fo:color="#333333"/>
    </style:style>
    <style:style style:name="T25_2" style:family="text">
      <style:text-properties fo:color="#333333"/>
    </style:style>
    <style:style style:name="T25_3" style:family="text">
      <style:text-properties fo:color="#333333"/>
    </style:style>
    <style:style style:name="T25_4" style:family="text">
      <style:text-properties fo:color="#333333"/>
    </style:style>
    <style:style style:name="T25_5" style:family="text">
      <style:text-properties fo:color="#333333"/>
    </style:style>
    <style:style style:name="T25_6" style:family="text">
      <style:text-properties fo:color="#333333"/>
    </style:style>
    <style:style style:name="T25_7" style:family="text">
      <style:text-properties fo:color="#333333"/>
    </style:style>
    <style:style style:name="T25_8" style:family="text">
      <style:text-properties fo:color="#333333"/>
    </style:style>
    <style:style style:name="T25_9" style:family="text">
      <style:text-properties fo:color="#333333"/>
    </style:style>
    <style:style style:name="T25_10" style:family="text">
      <style:text-properties fo:color="#333333"/>
    </style:style>
    <style:style style:name="T25_11" style:family="text">
      <style:text-properties fo:color="#333333"/>
    </style:style>
    <style:style style:name="T25_12" style:family="text">
      <style:text-properties fo:color="#333333"/>
    </style:style>
    <style:style style:name="T25_13" style:family="text">
      <style:text-properties fo:color="#333333"/>
    </style:style>
    <style:style style:name="T25_14" style:family="text">
      <style:text-properties fo:color="#333333"/>
    </style:style>
    <style:style style:name="T25_15" style:family="text">
      <style:text-properties fo:color="#333333"/>
    </style:style>
    <style:style style:name="T25_16" style:family="text">
      <style:text-properties fo:color="#333333"/>
    </style:style>
    <style:style style:name="T25_17" style:family="text">
      <style:text-properties fo:color="#333333"/>
    </style:style>
    <style:style style:name="T25_18" style:family="text">
      <style:text-properties fo:color="#333333"/>
    </style:style>
    <style:style style:name="T25_19" style:family="text">
      <style:text-properties fo:color="#333333"/>
    </style:style>
    <style:style style:name="T25_20" style:family="text">
      <style:text-properties fo:color="#333333"/>
    </style:style>
    <style:style style:name="T25_21" style:family="text">
      <style:text-properties fo:color="#333333"/>
    </style:style>
    <style:style style:name="T25_22" style:family="text">
      <style:text-properties fo:color="#333333"/>
    </style:style>
    <style:style style:name="T25_23" style:family="text">
      <style:text-properties fo:color="#333333"/>
    </style:style>
    <style:style style:name="T25_24" style:family="text">
      <style:text-properties fo:color="#333333"/>
    </style:style>
    <style:style style:name="T25_25" style:family="text">
      <style:text-properties fo:color="#333333"/>
    </style:style>
    <style:style style:name="T25_26" style:family="text">
      <style:text-properties fo:color="#333333"/>
    </style:style>
    <style:style style:name="T25_27" style:family="text">
      <style:text-properties fo:color="#333333"/>
    </style:style>
    <style:style style:name="T25_28" style:family="text">
      <style:text-properties fo:color="#333333"/>
    </style:style>
    <style:style style:name="T25_29" style:family="text">
      <style:text-properties fo:color="#333333"/>
    </style:style>
    <style:style style:name="T25_30" style:family="text">
      <style:text-properties fo:color="#333333"/>
    </style:style>
    <style:style style:name="T25_31" style:family="text">
      <style:text-properties fo:color="#333333"/>
    </style:style>
    <style:style style:name="T25_32" style:family="text">
      <style:text-properties fo:color="#333333"/>
    </style:style>
    <style:style style:name="T25_33" style:family="text">
      <style:text-properties fo:color="#333333"/>
    </style:style>
    <style:style style:name="T25_34" style:family="text">
      <style:text-properties fo:color="#333333"/>
    </style:style>
    <style:style style:name="T25_35" style:family="text">
      <style:text-properties fo:color="#333333"/>
    </style:style>
    <style:style style:name="T25_36" style:family="text">
      <style:text-properties fo:color="#333333"/>
    </style:style>
    <style:style style:name="T25_37" style:family="text">
      <style:text-properties fo:color="#333333"/>
    </style:style>
    <style:style style:name="T25_38" style:family="text">
      <style:text-properties fo:color="#333333"/>
    </style:style>
    <style:style style:name="T25_39" style:family="text">
      <style:text-properties fo:color="#333333"/>
    </style:style>
    <style:style style:name="T25_40" style:family="text">
      <style:text-properties fo:color="#333333"/>
    </style:style>
    <style:style style:name="T25_41" style:family="text">
      <style:text-properties fo:color="#333333"/>
    </style:style>
    <style:style style:name="T25_42" style:family="text">
      <style:text-properties fo:color="#333333"/>
    </style:style>
    <style:style style:name="T25_43" style:family="text">
      <style:text-properties fo:color="#333333"/>
    </style:style>
    <style:style style:name="T25_44" style:family="text">
      <style:text-properties fo:color="#333333"/>
    </style:style>
    <style:style style:name="T25_45" style:family="text">
      <style:text-properties fo:color="#333333"/>
    </style:style>
    <style:style style:name="T25_46" style:family="text">
      <style:text-properties fo:color="#333333"/>
    </style:style>
    <style:style style:name="T25_47" style:family="text">
      <style:text-properties fo:color="#333333"/>
    </style:style>
    <style:style style:name="T25_48" style:family="text">
      <style:text-properties fo:color="#333333"/>
    </style:style>
    <style:style style:name="T25_49" style:family="text">
      <style:text-properties fo:color="#333333"/>
    </style:style>
    <style:style style:name="T25_50" style:family="text">
      <style:text-properties fo:color="#333333"/>
    </style:style>
    <style:style style:name="T25_51" style:family="text">
      <style:text-properties fo:color="#333333"/>
    </style:style>
    <style:style style:name="T25_52" style:family="text">
      <style:text-properties fo:color="#333333"/>
    </style:style>
    <style:style style:name="T25_53" style:family="text">
      <style:text-properties fo:color="#333333"/>
    </style:style>
    <style:style style:name="T25_54" style:family="text">
      <style:text-properties fo:color="#333333"/>
    </style:style>
    <style:style style:name="T25_55" style:family="text">
      <style:text-properties fo:color="#333333"/>
    </style:style>
    <style:style style:name="T25_56" style:family="text">
      <style:text-properties fo:color="#333333"/>
    </style:style>
    <style:style style:name="T25_57" style:family="text">
      <style:text-properties fo:color="#333333"/>
    </style:style>
    <style:style style:name="T25_58" style:family="text">
      <style:text-properties fo:color="#333333"/>
    </style:style>
    <style:style style:name="T25_59" style:family="text">
      <style:text-properties fo:color="#333333"/>
    </style:style>
    <style:style style:name="T25_60" style:family="text">
      <style:text-properties fo:color="#333333"/>
    </style:style>
    <style:style style:name="T25_61" style:family="text">
      <style:text-properties fo:color="#333333"/>
    </style:style>
    <style:style style:name="T25_62" style:family="text">
      <style:text-properties fo:color="#333333"/>
    </style:style>
    <style:style style:name="T25_63" style:family="text">
      <style:text-properties fo:color="#333333"/>
    </style:style>
    <style:style style:name="T25_64" style:family="text">
      <style:text-properties fo:color="#333333"/>
    </style:style>
    <style:style style:name="T25_65" style:family="text">
      <style:text-properties fo:color="#333333"/>
    </style:style>
    <style:style style:name="T25_66" style:family="text">
      <style:text-properties fo:color="#333333"/>
    </style:style>
    <style:style style:name="T25_67" style:family="text">
      <style:text-properties fo:color="#333333"/>
    </style:style>
    <style:style style:name="T25_68" style:family="text">
      <style:text-properties fo:color="#333333"/>
    </style:style>
    <style:style style:name="T25_69" style:family="text">
      <style:text-properties fo:color="#333333"/>
    </style:style>
    <style:style style:name="T25_70" style:family="text">
      <style:text-properties fo:color="#333333"/>
    </style:style>
    <style:style style:name="T25_71" style:family="text">
      <style:text-properties fo:color="#333333"/>
    </style:style>
    <style:style style:name="T25_72" style:family="text">
      <style:text-properties fo:color="#333333"/>
    </style:style>
    <style:style style:name="T25_73" style:family="text">
      <style:text-properties fo:color="#333333"/>
    </style:style>
    <style:style style:name="T25_74" style:family="text">
      <style:text-properties fo:color="#333333"/>
    </style:style>
    <style:style style:name="T25_75" style:family="text">
      <style:text-properties fo:color="#333333"/>
    </style:style>
    <style:style style:name="T25_76" style:family="text">
      <style:text-properties fo:color="#333333"/>
    </style:style>
    <style:style style:name="T25_77" style:family="text">
      <style:text-properties fo:color="#333333"/>
    </style:style>
    <style:style style:name="T25_78" style:family="text">
      <style:text-properties fo:color="#333333"/>
    </style:style>
    <style:style style:name="T25_79" style:family="text">
      <style:text-properties fo:color="#333333"/>
    </style:style>
    <style:style style:name="T25_80" style:family="text">
      <style:text-properties fo:color="#333333"/>
    </style:style>
    <style:style style:name="T25_81" style:family="text">
      <style:text-properties fo:color="#333333"/>
    </style:style>
    <style:style style:name="T25_82" style:family="text">
      <style:text-properties fo:color="#333333"/>
    </style:style>
    <style:style style:name="T25_83" style:family="text">
      <style:text-properties fo:color="#333333"/>
    </style:style>
    <style:style style:name="T25_84" style:family="text">
      <style:text-properties fo:color="#333333"/>
    </style:style>
    <style:style style:name="T25_85" style:family="text">
      <style:text-properties fo:color="#333333"/>
    </style:style>
    <style:style style:name="T25_86" style:family="text">
      <style:text-properties fo:color="#333333"/>
    </style:style>
    <style:style style:name="T25_87" style:family="text">
      <style:text-properties fo:color="#333333"/>
    </style:style>
    <style:style style:name="T25_88" style:family="text">
      <style:text-properties fo:color="#333333"/>
    </style:style>
    <style:style style:name="T25_89" style:family="text">
      <style:text-properties fo:color="#333333"/>
    </style:style>
    <style:style style:name="T25_90" style:family="text">
      <style:text-properties fo:color="#333333"/>
    </style:style>
    <style:style style:name="T25_91" style:family="text">
      <style:text-properties fo:color="#333333"/>
    </style:style>
    <style:style style:name="T25_92" style:family="text">
      <style:text-properties fo:color="#333333"/>
    </style:style>
    <style:style style:name="T25_93" style:family="text">
      <style:text-properties fo:color="#333333"/>
    </style:style>
    <style:style style:name="T25_94" style:family="text">
      <style:text-properties fo:color="#333333"/>
    </style:style>
    <style:style style:name="T25_95" style:family="text">
      <style:text-properties fo:color="#333333"/>
    </style:style>
    <style:style style:name="T25_96" style:family="text">
      <style:text-properties fo:color="#333333"/>
    </style:style>
    <style:style style:name="T25_97" style:family="text">
      <style:text-properties fo:color="#333333"/>
    </style:style>
    <style:style style:name="T25_98" style:family="text">
      <style:text-properties fo:color="#333333"/>
    </style:style>
    <style:style style:name="T25_99" style:family="text">
      <style:text-properties fo:color="#333333"/>
    </style:style>
    <style:style style:name="T25_100" style:family="text">
      <style:text-properties fo:color="#333333"/>
    </style:style>
    <style:style style:name="T25_101" style:family="text">
      <style:text-properties fo:color="#333333"/>
    </style:style>
    <style:style style:name="T25_102" style:family="text">
      <style:text-properties fo:color="#333333"/>
    </style:style>
    <style:style style:name="T25_103" style:family="text">
      <style:text-properties fo:color="#333333"/>
    </style:style>
    <style:style style:name="T25_104" style:family="text"/>
    <style:style style:name="T25_105" style:family="text">
      <style:text-properties fo:color="#2575ad"/>
    </style:style>
    <style:style style:name="T25_106" style:family="text"/>
    <style:style style:name="T25_107" style:family="text">
      <style:text-properties fo:color="#2575ad"/>
    </style:style>
    <style:style style:name="T25_108" style:family="text"/>
    <style:style style:name="T25_109" style:family="text">
      <style:text-properties fo:color="#2575ad"/>
    </style:style>
    <style:style style:name="T25_110" style:family="text"/>
    <style:style style:name="T25_111" style:family="text">
      <style:text-properties fo:color="#2575ad"/>
    </style:style>
    <style:style style:name="T25_112" style:family="text"/>
    <style:style style:name="T25_113" style:family="text">
      <style:text-properties fo:color="#2575ad"/>
    </style:style>
    <style:style style:name="T25_114" style:family="text">
      <style:text-properties fo:color="#333333"/>
    </style:style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Heading_20_1">
      <style:paragraph-properties fo:break-before="auto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>
      <style:text-properties fo:color="#2575ad"/>
    </style:style>
    <style:style style:name="T28_15" style:family="text"/>
    <style:style style:name="T28_16" style:family="text">
      <style:text-properties fo:color="#2575ad"/>
    </style:style>
    <style:style style:name="T28_17" style:family="text"/>
    <style:style style:name="T28_18" style:family="text">
      <style:text-properties fo:color="#2575ad"/>
    </style:style>
    <style:style style:name="T28_19" style:family="text">
      <style:text-properties fo:color="#333333"/>
    </style:style>
    <style:style style:name="T28_20" style:family="text">
      <style:text-properties fo:color="#333333"/>
    </style:style>
    <style:style style:name="T28_21" style:family="text">
      <style:text-properties fo:color="#333333"/>
    </style:style>
    <style:style style:name="T28_22" style:family="text"/>
    <style:style style:name="T28_23" style:family="text">
      <style:text-properties fo:color="#3366bb"/>
    </style:style>
    <style:style style:name="T28_24" style:family="text">
      <style:text-properties fo:color="#333333"/>
    </style:style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fo:color="#333333"/>
    </style:style>
    <style:style style:name="T29_2" style:family="text">
      <style:text-properties fo:color="#333333"/>
    </style:style>
    <style:style style:name="T29_3" style:family="text">
      <style:text-properties fo:color="#333333"/>
    </style:style>
    <style:style style:name="T29_4" style:family="text">
      <style:text-properties fo:color="#333333"/>
    </style:style>
    <style:style style:name="T29_5" style:family="text">
      <style:text-properties fo:color="#333333"/>
    </style:style>
    <style:style style:name="T29_6" style:family="text">
      <style:text-properties fo:color="#333333"/>
    </style:style>
    <style:style style:name="T29_7" style:family="text">
      <style:text-properties fo:color="#333333"/>
    </style:style>
    <style:style style:name="T29_8" style:family="text">
      <style:text-properties fo:color="#333333"/>
    </style:style>
    <style:style style:name="T29_9" style:family="text">
      <style:text-properties fo:color="#333333"/>
    </style:style>
    <style:style style:name="T29_10" style:family="text">
      <style:text-properties fo:color="#333333"/>
    </style:style>
    <style:style style:name="T29_11" style:family="text">
      <style:text-properties fo:color="#333333"/>
    </style:style>
    <style:style style:name="T29_12" style:family="text">
      <style:text-properties fo:color="#333333"/>
    </style:style>
    <style:style style:name="T29_13" style:family="text">
      <style:text-properties fo:color="#333333"/>
    </style:style>
    <style:style style:name="T29_14" style:family="text">
      <style:text-properties fo:color="#333333"/>
    </style:style>
    <style:style style:name="T29_15" style:family="text">
      <style:text-properties fo:color="#333333"/>
    </style:style>
    <style:style style:name="T29_16" style:family="text">
      <style:text-properties fo:color="#333333"/>
    </style:style>
    <style:style style:name="T29_17" style:family="text">
      <style:text-properties fo:color="#333333"/>
    </style:style>
    <style:style style:name="T29_18" style:family="text">
      <style:text-properties fo:color="#333333"/>
    </style:style>
    <style:style style:name="T29_19" style:family="text"/>
    <style:style style:name="T29_20" style:family="text">
      <style:text-properties fo:color="#3366bb"/>
    </style:style>
    <style:style style:name="T29_21" style:family="text"/>
    <style:style style:name="T29_22" style:family="text">
      <style:text-properties fo:color="#3366bb"/>
    </style:style>
    <style:style style:name="T29_23" style:family="text"/>
    <style:style style:name="T29_24" style:family="text">
      <style:text-properties fo:color="#3366bb"/>
    </style:style>
    <style:style style:name="T29_25" style:family="text"/>
    <style:style style:name="T29_26" style:family="text">
      <style:text-properties fo:color="#3366bb"/>
    </style:style>
    <style:style style:name="T29_27" style:family="text"/>
    <style:style style:name="T29_28" style:family="text">
      <style:text-properties fo:color="#3366bb"/>
    </style:style>
    <style:style style:name="T29_29" style:family="text"/>
    <style:style style:name="T29_30" style:family="text">
      <style:text-properties fo:color="#3366bb"/>
    </style:style>
    <style:style style:name="T29_31" style:family="text"/>
    <style:style style:name="T29_32" style:family="text">
      <style:text-properties fo:color="#3366bb"/>
    </style:style>
    <style:style style:name="T29_33" style:family="text"/>
    <style:style style:name="T29_34" style:family="text">
      <style:text-properties fo:color="#3366bb"/>
    </style:style>
    <style:style style:name="T29_35" style:family="text"/>
    <style:style style:name="T29_36" style:family="text">
      <style:text-properties fo:color="#3366bb"/>
    </style:style>
    <style:style style:name="T29_37" style:family="text"/>
    <style:style style:name="T29_38" style:family="text">
      <style:text-properties fo:color="#3366bb"/>
    </style:style>
    <style:style style:name="T29_39" style:family="text"/>
    <style:style style:name="T29_40" style:family="text">
      <style:text-properties fo:color="#3366bb"/>
    </style:style>
    <style:style style:name="T29_41" style:family="text">
      <style:text-properties fo:color="#333333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fo:color="#333333"/>
    </style:style>
    <style:style style:name="T30_2" style:family="text">
      <style:text-properties fo:color="#333333"/>
    </style:style>
    <style:style style:name="T30_3" style:family="text">
      <style:text-properties fo:color="#333333"/>
    </style:style>
    <style:style style:name="T30_4" style:family="text">
      <style:text-properties fo:color="#333333"/>
    </style:style>
    <style:style style:name="T30_5" style:family="text">
      <style:text-properties fo:color="#333333"/>
    </style:style>
    <style:style style:name="T30_6" style:family="text">
      <style:text-properties fo:color="#333333"/>
    </style:style>
    <style:style style:name="T30_7" style:family="text">
      <style:text-properties fo:color="#333333"/>
    </style:style>
    <style:style style:name="T30_8" style:family="text">
      <style:text-properties fo:color="#333333"/>
    </style:style>
    <style:style style:name="T30_9" style:family="text">
      <style:text-properties fo:color="#333333"/>
    </style:style>
    <style:style style:name="T30_10" style:family="text">
      <style:text-properties fo:color="#333333"/>
    </style:style>
    <style:style style:name="T30_11" style:family="text">
      <style:text-properties fo:color="#333333"/>
    </style:style>
    <style:style style:name="T30_12" style:family="text">
      <style:text-properties fo:color="#333333"/>
    </style:style>
    <style:style style:name="T30_13" style:family="text">
      <style:text-properties fo:color="#333333"/>
    </style:style>
    <style:style style:name="T30_14" style:family="text">
      <style:text-properties fo:color="#333333"/>
    </style:style>
    <style:style style:name="T30_15" style:family="text">
      <style:text-properties fo:color="#333333"/>
    </style:style>
    <style:style style:name="T30_16" style:family="text">
      <style:text-properties fo:color="#333333"/>
    </style:style>
    <style:style style:name="T30_17" style:family="text"/>
    <style:style style:name="T30_18" style:family="text">
      <style:text-properties fo:color="#3366bb"/>
    </style:style>
    <style:style style:name="T30_19" style:family="text"/>
    <style:style style:name="T30_20" style:family="text">
      <style:text-properties fo:color="#3366bb"/>
    </style:style>
    <style:style style:name="T30_21" style:family="text"/>
    <style:style style:name="T30_22" style:family="text">
      <style:text-properties fo:color="#3366bb"/>
    </style:style>
    <style:style style:name="T30_23" style:family="text">
      <style:text-properties fo:color="#333333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Heading_20_1">
      <style:paragraph-properties fo:break-before="auto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P34" style:family="paragraph" style:parent-style-name="Standard">
      <style:paragraph-properties fo:break-before="auto" style:writing-mode="lr-tb"/>
      <style:text-properties fo:color="#333333"/>
    </style:style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fo:background-color="#f9f9f9"/>
    </style:style>
    <style:style style:name="T35_2" style:family="text">
      <style:text-properties fo:background-color="#f9f9f9"/>
    </style:style>
    <style:style style:name="T35_3" style:family="text">
      <style:text-properties fo:background-color="#f9f9f9"/>
    </style:style>
    <style:style style:name="T35_4" style:family="text">
      <style:text-properties fo:background-color="#f9f9f9"/>
    </style:style>
    <style:style style:name="T35_5" style:family="text">
      <style:text-properties fo:background-color="#f9f9f9"/>
    </style:style>
    <style:style style:name="T35_6" style:family="text">
      <style:text-properties fo:background-color="#f9f9f9"/>
    </style:style>
    <style:style style:name="T35_7" style:family="text">
      <style:text-properties fo:background-color="#f9f9f9"/>
    </style:style>
    <style:style style:name="T35_8" style:family="text">
      <style:text-properties fo:background-color="#f9f9f9"/>
    </style:style>
    <style:style style:name="T35_9" style:family="text">
      <style:text-properties fo:background-color="#f9f9f9"/>
    </style:style>
    <style:style style:name="T35_10" style:family="text">
      <style:text-properties fo:background-color="#f9f9f9"/>
    </style:style>
    <style:style style:name="T35_11" style:family="text">
      <style:text-properties fo:background-color="#f9f9f9"/>
    </style:style>
    <style:style style:name="T35_12" style:family="text">
      <style:text-properties fo:background-color="#f9f9f9"/>
    </style:style>
    <style:style style:name="P36" style:family="paragraph" style:parent-style-name="Heading_20_1">
      <style:paragraph-properties fo:break-before="auto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style:writing-mode="lr-tb"/>
    </style:style>
    <style:style style:name="T37_1" style:family="text">
      <style:text-properties fo:color="#333333"/>
    </style:style>
    <style:style style:name="T37_2" style:family="text">
      <style:text-properties fo:color="#333333"/>
    </style:style>
    <style:style style:name="T37_3" style:family="text">
      <style:text-properties fo:color="#333333"/>
    </style:style>
    <style:style style:name="T37_4" style:family="text">
      <style:text-properties fo:color="#333333"/>
    </style:style>
    <style:style style:name="T37_5" style:family="text">
      <style:text-properties fo:color="#333333"/>
    </style:style>
    <style:style style:name="T37_6" style:family="text">
      <style:text-properties fo:color="#333333"/>
    </style:style>
    <style:style style:name="T37_7" style:family="text">
      <style:text-properties fo:color="#333333"/>
    </style:style>
    <style:style style:name="T37_8" style:family="text">
      <style:text-properties fo:color="#333333"/>
    </style:style>
    <style:style style:name="T37_9" style:family="text">
      <style:text-properties fo:color="#333333"/>
    </style:style>
    <style:style style:name="T37_10" style:family="text">
      <style:text-properties fo:color="#333333"/>
    </style:style>
    <style:style style:name="T37_11" style:family="text">
      <style:text-properties fo:color="#333333"/>
    </style:style>
    <style:style style:name="T37_12" style:family="text">
      <style:text-properties fo:color="#333333"/>
    </style:style>
    <style:style style:name="T37_13" style:family="text">
      <style:text-properties fo:color="#333333"/>
    </style:style>
    <style:style style:name="T37_14" style:family="text">
      <style:text-properties fo:color="#333333"/>
    </style:style>
    <style:style style:name="T37_15" style:family="text">
      <style:text-properties fo:color="#333333"/>
    </style:style>
    <style:style style:name="T37_16" style:family="text">
      <style:text-properties fo:color="#333333"/>
    </style:style>
    <style:style style:name="T37_17" style:family="text">
      <style:text-properties fo:color="#333333"/>
    </style:style>
    <style:style style:name="T37_18" style:family="text">
      <style:text-properties fo:color="#333333"/>
    </style:style>
    <style:style style:name="T37_19" style:family="text">
      <style:text-properties fo:color="#333333"/>
    </style:style>
    <style:style style:name="T37_20" style:family="text">
      <style:text-properties fo:color="#333333"/>
    </style:style>
    <style:style style:name="T37_21" style:family="text">
      <style:text-properties fo:color="#333333"/>
    </style:style>
    <style:style style:name="T37_22" style:family="text">
      <style:text-properties fo:color="#333333"/>
    </style:style>
    <style:style style:name="T37_23" style:family="text">
      <style:text-properties fo:color="#333333"/>
    </style:style>
    <style:style style:name="P38" style:family="paragraph" style:parent-style-name="Heading_20_1">
      <style:paragraph-properties fo:break-before="auto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style:writing-mode="lr-tb"/>
    </style:style>
    <style:style style:name="T39_1" style:family="text">
      <style:text-properties fo:color="#333333"/>
    </style:style>
    <style:style style:name="T39_2" style:family="text">
      <style:text-properties fo:color="#333333"/>
    </style:style>
    <style:style style:name="T39_3" style:family="text">
      <style:text-properties fo:color="#333333"/>
    </style:style>
    <style:style style:name="T39_4" style:family="text">
      <style:text-properties fo:color="#333333"/>
    </style:style>
    <style:style style:name="T39_5" style:family="text">
      <style:text-properties fo:color="#333333"/>
    </style:style>
    <style:style style:name="T39_6" style:family="text">
      <style:text-properties fo:color="#333333"/>
    </style:style>
    <style:style style:name="T39_7" style:family="text">
      <style:text-properties fo:color="#333333"/>
    </style:style>
    <style:style style:name="T39_8" style:family="text">
      <style:text-properties fo:color="#333333"/>
    </style:style>
    <style:style style:name="T39_9" style:family="text">
      <style:text-properties fo:color="#333333"/>
    </style:style>
    <style:style style:name="T39_10" style:family="text">
      <style:text-properties fo:color="#333333"/>
    </style:style>
    <style:style style:name="T39_11" style:family="text">
      <style:text-properties fo:color="#333333"/>
    </style:style>
    <style:style style:name="T39_12" style:family="text">
      <style:text-properties fo:color="#333333"/>
    </style:style>
    <style:style style:name="T39_13" style:family="text">
      <style:text-properties fo:color="#333333"/>
    </style:style>
    <style:style style:name="T39_14" style:family="text">
      <style:text-properties fo:color="#333333"/>
    </style:style>
    <style:style style:name="T39_15" style:family="text">
      <style:text-properties fo:color="#333333"/>
    </style:style>
    <style:style style:name="T39_16" style:family="text">
      <style:text-properties fo:color="#333333"/>
    </style:style>
    <style:style style:name="T39_17" style:family="text">
      <style:text-properties fo:color="#333333"/>
    </style:style>
    <style:style style:name="T39_18" style:family="text">
      <style:text-properties fo:color="#333333"/>
    </style:style>
    <style:style style:name="T39_19" style:family="text">
      <style:text-properties fo:color="#333333"/>
    </style:style>
    <style:style style:name="T39_20" style:family="text">
      <style:text-properties fo:color="#333333"/>
    </style:style>
    <style:style style:name="T39_21" style:family="text">
      <style:text-properties fo:color="#333333"/>
    </style:style>
    <style:style style:name="T39_22" style:family="text">
      <style:text-properties fo:color="#333333"/>
    </style:style>
    <style:style style:name="T39_23" style:family="text">
      <style:text-properties fo:color="#333333"/>
    </style:style>
    <style:style style:name="T39_24" style:family="text">
      <style:text-properties fo:color="#333333"/>
    </style:style>
    <style:style style:name="T39_25" style:family="text">
      <style:text-properties fo:color="#333333"/>
    </style:style>
    <style:style style:name="T39_26" style:family="text">
      <style:text-properties fo:color="#333333"/>
    </style:style>
    <style:style style:name="T39_27" style:family="text">
      <style:text-properties fo:color="#333333"/>
    </style:style>
    <style:style style:name="T39_28" style:family="text">
      <style:text-properties fo:color="#333333"/>
    </style:style>
    <style:style style:name="T39_29" style:family="text">
      <style:text-properties fo:color="#333333"/>
    </style:style>
    <style:style style:name="T39_30" style:family="text">
      <style:text-properties fo:color="#333333"/>
    </style:style>
    <style:style style:name="T39_31" style:family="text">
      <style:text-properties fo:color="#333333"/>
    </style:style>
    <style:style style:name="T39_32" style:family="text">
      <style:text-properties fo:color="#333333"/>
    </style:style>
    <style:style style:name="T39_33" style:family="text">
      <style:text-properties fo:color="#333333"/>
    </style:style>
    <style:style style:name="T39_34" style:family="text">
      <style:text-properties fo:color="#333333"/>
    </style:style>
    <style:style style:name="T39_35" style:family="text">
      <style:text-properties fo:color="#333333"/>
    </style:style>
    <style:style style:name="T39_36" style:family="text">
      <style:text-properties fo:color="#333333"/>
    </style:style>
    <style:style style:name="T39_37" style:family="text">
      <style:text-properties fo:color="#333333"/>
    </style:style>
    <style:style style:name="T39_38" style:family="text">
      <style:text-properties fo:color="#333333"/>
    </style:style>
    <style:style style:name="T39_39" style:family="text">
      <style:text-properties fo:color="#333333"/>
    </style:style>
    <style:style style:name="T39_40" style:family="text">
      <style:text-properties fo:color="#333333"/>
    </style:style>
    <style:style style:name="T39_41" style:family="text">
      <style:text-properties fo:color="#333333"/>
    </style:style>
    <style:style style:name="T39_42" style:family="text">
      <style:text-properties fo:color="#333333"/>
    </style:style>
    <style:style style:name="T39_43" style:family="text">
      <style:text-properties fo:color="#333333"/>
    </style:style>
    <style:style style:name="T39_44" style:family="text">
      <style:text-properties fo:color="#333333"/>
    </style:style>
    <style:style style:name="T39_45" style:family="text">
      <style:text-properties fo:color="#333333"/>
    </style:style>
    <style:style style:name="T39_46" style:family="text">
      <style:text-properties fo:color="#333333"/>
    </style:style>
    <style:style style:name="T39_47" style:family="text">
      <style:text-properties fo:color="#333333"/>
    </style:style>
    <style:style style:name="T39_48" style:family="text">
      <style:text-properties fo:color="#333333"/>
    </style:style>
    <style:style style:name="T39_49" style:family="text">
      <style:text-properties fo:color="#333333"/>
    </style:style>
    <style:style style:name="T39_50" style:family="text">
      <style:text-properties fo:color="#333333"/>
    </style:style>
    <style:style style:name="T39_51" style:family="text">
      <style:text-properties fo:color="#333333"/>
    </style:style>
    <style:style style:name="T39_52" style:family="text">
      <style:text-properties fo:color="#333333"/>
    </style:style>
    <style:style style:name="T39_53" style:family="text">
      <style:text-properties fo:color="#333333"/>
    </style:style>
    <style:style style:name="T39_54" style:family="text">
      <style:text-properties fo:color="#333333"/>
    </style:style>
    <style:style style:name="T39_55" style:family="text">
      <style:text-properties fo:color="#333333"/>
    </style:style>
    <style:style style:name="T39_56" style:family="text">
      <style:text-properties fo:color="#333333"/>
    </style:style>
    <style:style style:name="T39_57" style:family="text">
      <style:text-properties fo:color="#333333"/>
    </style:style>
    <style:style style:name="T39_58" style:family="text">
      <style:text-properties fo:color="#333333"/>
    </style:style>
    <style:style style:name="T39_59" style:family="text">
      <style:text-properties fo:color="#333333"/>
    </style:style>
    <style:style style:name="T39_60" style:family="text">
      <style:text-properties fo:color="#333333"/>
    </style:style>
    <style:style style:name="T39_61" style:family="text">
      <style:text-properties fo:color="#333333"/>
    </style:style>
    <style:style style:name="T39_62" style:family="text">
      <style:text-properties fo:color="#333333"/>
    </style:style>
    <style:style style:name="T39_63" style:family="text"/>
    <style:style style:name="T39_64" style:family="text">
      <style:text-properties fo:color="#2575ad" fo:font-weight="bold" style:font-weight-asian="bold" style:font-weight-complex="bold"/>
    </style:style>
    <style:style style:name="T39_65" style:family="text"/>
    <style:style style:name="T39_66" style:family="text">
      <style:text-properties fo:color="#2575ad" fo:font-weight="bold" style:font-weight-asian="bold" style:font-weight-complex="bold"/>
    </style:style>
    <style:style style:name="T39_67" style:family="text"/>
    <style:style style:name="T39_68" style:family="text">
      <style:text-properties fo:color="#2575ad" fo:font-weight="bold" style:font-weight-asian="bold" style:font-weight-complex="bold"/>
    </style:style>
    <style:style style:name="T39_69" style:family="text">
      <style:text-properties fo:color="#333333" fo:font-weight="bold" style:font-weight-asian="bold" style:font-weight-complex="bold"/>
    </style:style>
    <style:style style:name="P40" style:family="paragraph" style:parent-style-name="Standard">
      <style:paragraph-properties fo:break-before="auto" style:writing-mode="lr-tb"/>
      <style:text-properties fo:color="#333333" fo:font-weight="bold" style:font-weight-asian="bold" style:font-weight-complex="bold"/>
    </style:style>
    <style:style style:name="P41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Alfresco</text:span><text:span text:style-name="T1_2"><text:s/></text:span><text:span text:style-name="T1_3">SDK</text:span></text:p>
      <text:p text:style-name="P2"/>
      <text:p text:style-name="P3"/>
      <text:p text:style-name="P4"><text:span text:style-name="T4_1"><text:a xlink:type="simple" xlink:href="#h.nx0ob1hri0n9"><text:span text:style-name="T4_2">Mục</text:span></text:a></text:span><text:span text:style-name="T4_3"><text:a xlink:type="simple" xlink:href="#h.nx0ob1hri0n9"><text:span text:style-name="T4_4"><text:s/></text:span></text:a></text:span><text:span text:style-name="T4_5"><text:a xlink:type="simple" xlink:href="#h.nx0ob1hri0n9"><text:span text:style-name="T4_6">đích</text:span></text:a></text:span><text:span text:style-name="T4_7"><text:a xlink:type="simple" xlink:href="#h.nx0ob1hri0n9"><text:span text:style-name="T4_8"><text:s/></text:span></text:a></text:span><text:span text:style-name="T4_9"><text:a xlink:type="simple" xlink:href="#h.nx0ob1hri0n9"><text:span text:style-name="T4_10">của</text:span></text:a></text:span><text:span text:style-name="T4_11"><text:a xlink:type="simple" xlink:href="#h.nx0ob1hri0n9"><text:span text:style-name="T4_12"><text:s/></text:span></text:a></text:span><text:span text:style-name="T4_13"><text:a xlink:type="simple" xlink:href="#h.nx0ob1hri0n9"><text:span text:style-name="T4_14">Alfresco</text:span></text:a></text:span><text:span text:style-name="T4_15"><text:a xlink:type="simple" xlink:href="#h.nx0ob1hri0n9"><text:span text:style-name="T4_16"><text:s/></text:span></text:a></text:span><text:span text:style-name="T4_17"><text:a xlink:type="simple" xlink:href="#h.nx0ob1hri0n9"><text:span text:style-name="T4_18">SDK</text:span></text:a></text:span></text:p>
      <text:p text:style-name="P5"><text:span text:style-name="T5_1"><text:a xlink:type="simple" xlink:href="#h.d4cgp4fywtul"><text:span text:style-name="T5_2">Tài</text:span></text:a></text:span><text:span text:style-name="T5_3"><text:a xlink:type="simple" xlink:href="#h.d4cgp4fywtul"><text:span text:style-name="T5_4"><text:s/></text:span></text:a></text:span><text:span text:style-name="T5_5"><text:a xlink:type="simple" xlink:href="#h.d4cgp4fywtul"><text:span text:style-name="T5_6">nguyên</text:span></text:a></text:span><text:span text:style-name="T5_7"><text:a xlink:type="simple" xlink:href="#h.d4cgp4fywtul"><text:span text:style-name="T5_8"><text:s/></text:span></text:a></text:span><text:span text:style-name="T5_9"><text:a xlink:type="simple" xlink:href="#h.d4cgp4fywtul"><text:span text:style-name="T5_10">người</text:span></text:a></text:span><text:span text:style-name="T5_11"><text:a xlink:type="simple" xlink:href="#h.d4cgp4fywtul"><text:span text:style-name="T5_12"><text:s/></text:span></text:a></text:span><text:span text:style-name="T5_13"><text:a xlink:type="simple" xlink:href="#h.d4cgp4fywtul"><text:span text:style-name="T5_14">phát</text:span></text:a></text:span><text:span text:style-name="T5_15"><text:a xlink:type="simple" xlink:href="#h.d4cgp4fywtul"><text:span text:style-name="T5_16"><text:s/></text:span></text:a></text:span><text:span text:style-name="T5_17"><text:a xlink:type="simple" xlink:href="#h.d4cgp4fywtul"><text:span text:style-name="T5_18">triển</text:span></text:a></text:span></text:p>
      <text:p text:style-name="P6"><text:span text:style-name="T6_1"><text:a xlink:type="simple" xlink:href="#h.pr50oc268zp4"><text:span text:style-name="T6_2">Xây</text:span></text:a></text:span><text:span text:style-name="T6_3"><text:a xlink:type="simple" xlink:href="#h.pr50oc268zp4"><text:span text:style-name="T6_4"><text:s/></text:span></text:a></text:span><text:span text:style-name="T6_5"><text:a xlink:type="simple" xlink:href="#h.pr50oc268zp4"><text:span text:style-name="T6_6">dựng</text:span></text:a></text:span><text:span text:style-name="T6_7"><text:a xlink:type="simple" xlink:href="#h.pr50oc268zp4"><text:span text:style-name="T6_8"><text:s/></text:span></text:a></text:span><text:span text:style-name="T6_9"><text:a xlink:type="simple" xlink:href="#h.pr50oc268zp4"><text:span text:style-name="T6_10">SDK</text:span></text:a></text:span><text:span text:style-name="T6_11"><text:a xlink:type="simple" xlink:href="#h.pr50oc268zp4"><text:span text:style-name="T6_12"><text:s/></text:span></text:a></text:span><text:span text:style-name="T6_13"><text:a xlink:type="simple" xlink:href="#h.pr50oc268zp4"><text:span text:style-name="T6_14">từ</text:span></text:a></text:span><text:span text:style-name="T6_15"><text:a xlink:type="simple" xlink:href="#h.pr50oc268zp4"><text:span text:style-name="T6_16"><text:s/></text:span></text:a></text:span><text:span text:style-name="T6_17"><text:a xlink:type="simple" xlink:href="#h.pr50oc268zp4"><text:span text:style-name="T6_18">SVN</text:span></text:a></text:span></text:p>
      <text:p text:style-name="P7"><text:span text:style-name="T7_1"><text:a xlink:type="simple" xlink:href="#h.8cov8xwcmqgj"><text:span text:style-name="T7_2">Triển</text:span></text:a></text:span><text:span text:style-name="T7_3"><text:a xlink:type="simple" xlink:href="#h.8cov8xwcmqgj"><text:span text:style-name="T7_4"><text:s/></text:span></text:a></text:span><text:span text:style-name="T7_5"><text:a xlink:type="simple" xlink:href="#h.8cov8xwcmqgj"><text:span text:style-name="T7_6">khai</text:span></text:a></text:span></text:p>
      <text:p text:style-name="P8"><text:span text:style-name="T8_1"><text:a xlink:type="simple" xlink:href="#h.4406u1280f0u"><text:span text:style-name="T8_2">Cuối</text:span></text:a></text:span><text:span text:style-name="T8_3"><text:a xlink:type="simple" xlink:href="#h.4406u1280f0u"><text:span text:style-name="T8_4"><text:s/></text:span></text:a></text:span><text:span text:style-name="T8_5"><text:a xlink:type="simple" xlink:href="#h.4406u1280f0u"><text:span text:style-name="T8_6">cùng</text:span></text:a></text:span></text:p>
      <text:p text:style-name="P9"/>
      <text:p text:style-name="P10"/>
      <text:p text:style-name="P11"/>
      <text:list text:style-name="LS1" xml:id="list0">
        <text:list-item>
          <text:h text:style-name="P12" text:outline-level="10"><text:bookmark-start text:name="h.qq9ycy5fopjx"/><text:bookmark-end text:name="h.qq9ycy5fopjx"/><text:span text:style-name="T12_1">Mục</text:span><text:span text:style-name="T12_2"><text:s/></text:span><text:span text:style-name="T12_3">đích</text:span><text:span text:style-name="T12_4"><text:s/></text:span><text:span text:style-name="T12_5">của</text:span><text:span text:style-name="T12_6"><text:s/></text:span><text:span text:style-name="T12_7">Alfresco</text:span><text:span text:style-name="T12_8"><text:s/></text:span><text:span text:style-name="T12_9">SDK</text:span></text:h>
        </text:list-item>
      </text:list>
      <text:list text:style-name="LS2" xml:id="list1">
        <text:list-item>
          <text:p text:style-name="P13"><text:span text:style-name="T13_1">Alfresco</text:span><text:span text:style-name="T13_2"><text:s/></text:span><text:span text:style-name="T13_3">SDK</text:span><text:span text:style-name="T13_4"><text:s/></text:span><text:span text:style-name="T13_5">cung</text:span><text:span text:style-name="T13_6"><text:s/></text:span><text:span text:style-name="T13_7">cấp</text:span><text:span text:style-name="T13_8"><text:s/></text:span><text:span text:style-name="T13_9">cho</text:span><text:span text:style-name="T13_10"><text:s/></text:span><text:span text:style-name="T13_11">lập</text:span><text:span text:style-name="T13_12"><text:s/></text:span><text:span text:style-name="T13_13">trình</text:span><text:span text:style-name="T13_14"><text:s/></text:span><text:span text:style-name="T13_15">viên</text:span><text:span text:style-name="T13_16"><text:s/></text:span><text:span text:style-name="T13_17">muốn</text:span><text:span text:style-name="T13_18"><text:s/></text:span><text:span text:style-name="T13_19">mở</text:span><text:span text:style-name="T13_20"><text:s/></text:span><text:span text:style-name="T13_21">rộng</text:span><text:span text:style-name="T13_22"><text:s/></text:span><text:span text:style-name="T13_23">hay</text:span><text:span text:style-name="T13_24"><text:s/></text:span><text:span text:style-name="T13_25">thay</text:span><text:span text:style-name="T13_26"><text:s/></text:span><text:span text:style-name="T13_27">đổi</text:span><text:span text:style-name="T13_28"><text:s/></text:span><text:span text:style-name="T13_29">nền</text:span><text:span text:style-name="T13_30"><text:s/></text:span><text:span text:style-name="T13_31">Alfresco</text:span><text:span text:style-name="T13_32">.</text:span></text:p>
        </text:list-item>
        <text:list-item>
          <text:p text:style-name="P14"><text:span text:style-name="T14_1">Nó</text:span><text:span text:style-name="T14_2"><text:s/></text:span><text:span text:style-name="T14_3">được</text:span><text:span text:style-name="T14_4"><text:s/></text:span><text:span text:style-name="T14_5">thiết</text:span><text:span text:style-name="T14_6"><text:s/></text:span><text:span text:style-name="T14_7">kế</text:span><text:span text:style-name="T14_8"><text:s/></text:span><text:span text:style-name="T14_9">cho</text:span><text:span text:style-name="T14_10"><text:s/></text:span><text:span text:style-name="T14_11">lập</text:span><text:span text:style-name="T14_12"><text:s/></text:span><text:span text:style-name="T14_13">trình</text:span><text:span text:style-name="T14_14"><text:s/></text:span><text:span text:style-name="T14_15">viên</text:span><text:span text:style-name="T14_16"><text:s/></text:span><text:span text:style-name="T14_17">đề</text:span><text:span text:style-name="T14_18"><text:s/></text:span><text:span text:style-name="T14_19">phát</text:span><text:span text:style-name="T14_20"><text:s/></text:span><text:span text:style-name="T14_21">triển</text:span><text:span text:style-name="T14_22"><text:s/></text:span><text:span text:style-name="T14_23">với</text:span><text:span text:style-name="T14_24"><text:s/></text:span><text:span text:style-name="T14_25">ít</text:span><text:span text:style-name="T14_26"><text:s/></text:span><text:span text:style-name="T14_27">phiền</text:span><text:span text:style-name="T14_28"><text:s/></text:span><text:span text:style-name="T14_29">toái</text:span><text:span text:style-name="T14_30"><text:s/></text:span><text:span text:style-name="T14_31">nhất</text:span><text:span text:style-name="T14_32"><text:s/></text:span><text:span text:style-name="T14_33">theo</text:span><text:span text:style-name="T14_34"><text:s/></text:span><text:span text:style-name="T14_35">những</text:span><text:span text:style-name="T14_36"><text:s/></text:span><text:span text:style-name="T14_37">viễn</text:span><text:span text:style-name="T14_38"><text:s/></text:span><text:span text:style-name="T14_39">cảnh</text:span><text:span text:style-name="T14_40"><text:s/></text:span><text:span text:style-name="T14_41">phát</text:span><text:span text:style-name="T14_42"><text:s/></text:span><text:span text:style-name="T14_43">triển</text:span><text:span text:style-name="T14_44"><text:s/></text:span><text:span text:style-name="T14_45">sau</text:span><text:span text:style-name="T14_46">:</text:span></text:p>
        </text:list-item>
        <text:list-item>
          <text:p text:style-name="P15"><text:span text:style-name="T15_1">Phát</text:span><text:span text:style-name="T15_2"><text:s/></text:span><text:span text:style-name="T15_3">triển</text:span><text:span text:style-name="T15_4"><text:s/></text:span><text:span text:style-name="T15_5">Alfresco</text:span><text:span text:style-name="T15_6"><text:s/></text:span><text:span text:style-name="T15_7">Repository</text:span><text:span text:style-name="T15_8"><text:s/></text:span><text:span text:style-name="T15_9">plig</text:span><text:span text:style-name="T15_10">-</text:span><text:span text:style-name="T15_11">ins</text:span><text:span text:style-name="T15_12"><text:s/></text:span><text:span text:style-name="T15_13">như</text:span><text:span text:style-name="T15_14"><text:s/></text:span><text:span text:style-name="T15_15">là</text:span><text:span text:style-name="T15_16">:</text:span></text:p>
          <text:list>
            <text:list-item>
              <text:p text:style-name="P16"><text:span text:style-name="T16_1">Tùy</text:span><text:span text:style-name="T16_2"><text:s/></text:span><text:span text:style-name="T16_3">chỉnh</text:span><text:span text:style-name="T16_4"><text:s/></text:span><text:span text:style-name="T16_5">Actons</text:span><text:span text:style-name="T16_6">/</text:span><text:span text:style-name="T16_7">Conditions</text:span></text:p>
            </text:list-item>
            <text:list-item>
              <text:p text:style-name="P17"><text:span text:style-name="T17_1">Tùy</text:span><text:span text:style-name="T17_2"><text:s/></text:span><text:span text:style-name="T17_3">chỉnh</text:span><text:span text:style-name="T17_4"><text:s/></text:span><text:span text:style-name="T17_5">Aspects</text:span></text:p>
            </text:list-item>
            <text:list-item>
              <text:p text:style-name="P18"><text:span text:style-name="T18_1">Tùy</text:span><text:span text:style-name="T18_2"><text:s/></text:span><text:span text:style-name="T18_3">chỉnh</text:span><text:span text:style-name="T18_4"><text:s/></text:span><text:span text:style-name="T18_5">Transformers</text:span></text:p>
            </text:list-item>
          </text:list>
        </text:list-item>
        <text:list-item>
          <text:p text:style-name="P19"><text:span text:style-name="T19_1">Phát</text:span><text:span text:style-name="T19_2"><text:s/></text:span><text:span text:style-name="T19_3">triển</text:span><text:span text:style-name="T19_4"><text:s/></text:span><text:span text:style-name="T19_5">ứng</text:span><text:span text:style-name="T19_6"><text:s/></text:span><text:span text:style-name="T19_7">dụng</text:span><text:span text:style-name="T19_8"><text:s/></text:span><text:span text:style-name="T19_9">theo</text:span><text:span text:style-name="T19_10"><text:s/></text:span><text:span text:style-name="T19_11">Alfresco</text:span><text:span text:style-name="T19_12"><text:s/></text:span><text:span text:style-name="T19_13">server</text:span><text:span text:style-name="T19_14"><text:s/></text:span><text:span text:style-name="T19_15">thông</text:span><text:span text:style-name="T19_16"><text:s/></text:span><text:span text:style-name="T19_17">qua</text:span><text:span text:style-name="T19_18"><text:s/></text:span><text:span text:style-name="T19_19">Alfresco</text:span><text:span text:style-name="T19_20">’</text:span><text:span text:style-name="T19_21">s</text:span><text:span text:style-name="T19_22"><text:s/></text:span><text:span text:style-name="T19_23">Webservice</text:span><text:span text:style-name="T19_24"><text:s/></text:span><text:span text:style-name="T19_25">API</text:span><text:span text:style-name="T19_26">.<text:s/></text:span><text:span text:style-name="T19_27">Trong</text:span><text:span text:style-name="T19_28"><text:s/></text:span><text:span text:style-name="T19_29">trường</text:span><text:span text:style-name="T19_30"><text:s/></text:span><text:span text:style-name="T19_31">hợp</text:span><text:span text:style-name="T19_32"><text:s/></text:span><text:span text:style-name="T19_33">này</text:span><text:span text:style-name="T19_34"><text:s/></text:span><text:span text:style-name="T19_35">SDK</text:span><text:span text:style-name="T19_36"><text:s/></text:span><text:span text:style-name="T19_37">làm</text:span><text:span text:style-name="T19_38"><text:s/></text:span><text:span text:style-name="T19_39">việc</text:span><text:span text:style-name="T19_40"><text:s/></text:span><text:span text:style-name="T19_41">như</text:span><text:span text:style-name="T19_42"><text:s/></text:span><text:span text:style-name="T19_43">là</text:span><text:span text:style-name="T19_44"><text:s/></text:span><text:span text:style-name="T19_45">một</text:span><text:span text:style-name="T19_46"><text:s/></text:span><text:span text:style-name="T19_47">người</text:span><text:span text:style-name="T19_48"><text:s/></text:span><text:span text:style-name="T19_49">cung</text:span><text:span text:style-name="T19_50"><text:s/></text:span><text:span text:style-name="T19_51">cấp</text:span><text:span text:style-name="T19_52"><text:s/></text:span><text:span text:style-name="T19_53">cho</text:span><text:span text:style-name="T19_54"><text:s/></text:span><text:span text:style-name="T19_55">Alfresco</text:span><text:span text:style-name="T19_56"><text:s/></text:span><text:span text:style-name="T19_57">API</text:span></text:p>
        </text:list-item>
        <text:list-item>
          <text:p text:style-name="P20"><text:span text:style-name="T20_1">Nhúng</text:span><text:span text:style-name="T20_2"><text:s/></text:span><text:span text:style-name="T20_3">Alfresco</text:span><text:span text:style-name="T20_4"><text:s/></text:span><text:span text:style-name="T20_5">vào</text:span><text:span text:style-name="T20_6"><text:s/></text:span><text:span text:style-name="T20_7">ứng</text:span><text:span text:style-name="T20_8"><text:s/></text:span><text:span text:style-name="T20_9">dụng</text:span><text:span text:style-name="T20_10"><text:s/></text:span><text:span text:style-name="T20_11">có</text:span><text:span text:style-name="T20_12"><text:s/></text:span><text:span text:style-name="T20_13">sẵn</text:span><text:span text:style-name="T20_14"><text:s/></text:span><text:span text:style-name="T20_15">thông</text:span><text:span text:style-name="T20_16"><text:s/></text:span><text:span text:style-name="T20_17">qua</text:span><text:span text:style-name="T20_18"><text:s/></text:span><text:span text:style-name="T20_19">Alfresco</text:span><text:span text:style-name="T20_20">’</text:span><text:span text:style-name="T20_21">s</text:span><text:span text:style-name="T20_22"><text:s/></text:span><text:span text:style-name="T20_23">Java</text:span><text:span text:style-name="T20_24"><text:s/></text:span><text:span text:style-name="T20_25">Foundation</text:span><text:span text:style-name="T20_26"><text:s/></text:span><text:span text:style-name="T20_27">API</text:span><text:span text:style-name="T20_28"><text:s/></text:span><text:span text:style-name="T20_29">hay</text:span><text:span text:style-name="T20_30"><text:s/></text:span><text:span text:style-name="T20_31">standards</text:span><text:span text:style-name="T20_32">-</text:span><text:span text:style-name="T20_33">compliant</text:span><text:span text:style-name="T20_34"><text:s/></text:span><text:span text:style-name="T20_35">JCR</text:span><text:span text:style-name="T20_36"><text:s/></text:span><text:span text:style-name="T20_37">API</text:span><text:span text:style-name="T20_38">.</text:span></text:p>
        </text:list-item>
      </text:list>
      <text:p text:style-name="P21"><text:span text:style-name="T21_1">Nói</text:span><text:span text:style-name="T21_2"><text:s/></text:span><text:span text:style-name="T21_3">một</text:span><text:span text:style-name="T21_4"><text:s/></text:span><text:span text:style-name="T21_5">cách</text:span><text:span text:style-name="T21_6"><text:s/></text:span><text:span text:style-name="T21_7">điển</text:span><text:span text:style-name="T21_8"><text:s/></text:span><text:span text:style-name="T21_9">hình</text:span><text:span text:style-name="T21_10">,<text:s/></text:span><text:span text:style-name="T21_11">SDK</text:span><text:span text:style-name="T21_12"><text:s/></text:span><text:span text:style-name="T21_13">được</text:span><text:span text:style-name="T21_14"><text:s/></text:span><text:span text:style-name="T21_15">dùng</text:span><text:span text:style-name="T21_16"><text:s/></text:span><text:span text:style-name="T21_17">stand</text:span><text:span text:style-name="T21_18">-</text:span><text:span text:style-name="T21_19">alone</text:span><text:span text:style-name="T21_20">,<text:s/></text:span><text:span text:style-name="T21_21">nhưng</text:span><text:span text:style-name="T21_22"><text:s/></text:span><text:span text:style-name="T21_23">sao</text:span><text:span text:style-name="T21_24"><text:s/></text:span><text:span text:style-name="T21_25">thế</text:span><text:span text:style-name="T21_26"><text:s/></text:span><text:span text:style-name="T21_27">nào</text:span><text:span text:style-name="T21_28"><text:s/></text:span><text:span text:style-name="T21_29">bạn</text:span><text:span text:style-name="T21_30"><text:s/></text:span><text:span text:style-name="T21_31">thấy</text:span><text:span text:style-name="T21_32"><text:s/></text:span><text:span text:style-name="T21_33">được</text:span><text:span text:style-name="T21_34"><text:s/></text:span><text:span text:style-name="T21_35">kết</text:span><text:span text:style-name="T21_36"><text:s/></text:span><text:span text:style-name="T21_37">quả</text:span><text:span text:style-name="T21_38"><text:s/></text:span><text:span text:style-name="T21_39">mà</text:span><text:span text:style-name="T21_40"><text:s/></text:span><text:span text:style-name="T21_41">không</text:span><text:span text:style-name="T21_42"><text:s/></text:span><text:span text:style-name="T21_43">sử</text:span><text:span text:style-name="T21_44"><text:s/></text:span><text:span text:style-name="T21_45">dụng</text:span><text:span text:style-name="T21_46"><text:s/></text:span><text:span text:style-name="T21_47">Alfresco</text:span><text:span text:style-name="T21_48"><text:s/></text:span><text:span text:style-name="T21_49">Web</text:span><text:span text:style-name="T21_50"><text:s/></text:span><text:span text:style-name="T21_51">client</text:span><text:span text:style-name="T21_52">?<text:s/></text:span><text:span text:style-name="T21_53">Một</text:span><text:span text:style-name="T21_54"><text:s/></text:span><text:span text:style-name="T21_55">ALfresco</text:span><text:span text:style-name="T21_56"><text:s/></text:span><text:span text:style-name="T21_57">Release</text:span><text:span text:style-name="T21_58"><text:s/></text:span><text:span text:style-name="T21_59">Installation</text:span><text:span text:style-name="T21_60"><text:s/></text:span><text:span text:style-name="T21_61">cũng</text:span><text:span text:style-name="T21_62"><text:s/></text:span><text:span text:style-name="T21_63">yêu</text:span><text:span text:style-name="T21_64"><text:s/></text:span><text:span text:style-name="T21_65">cầu</text:span><text:span text:style-name="T21_66"><text:s/></text:span><text:span text:style-name="T21_67">nếu</text:span><text:span text:style-name="T21_68"><text:s/></text:span><text:span text:style-name="T21_69">trình</text:span><text:span text:style-name="T21_70"><text:s/></text:span><text:span text:style-name="T21_71">diễn</text:span><text:span text:style-name="T21_72"><text:s/></text:span><text:span text:style-name="T21_73">một</text:span><text:span text:style-name="T21_74"><text:s/></text:span><text:span text:style-name="T21_75">trong</text:span><text:span text:style-name="T21_76"><text:s/></text:span><text:span text:style-name="T21_77">những</text:span><text:span text:style-name="T21_78"><text:s/></text:span><text:span text:style-name="T21_79">vấn</text:span><text:span text:style-name="T21_80"><text:s/></text:span><text:span text:style-name="T21_81">đề</text:span><text:span text:style-name="T21_82"><text:s/></text:span><text:span text:style-name="T21_83">sau</text:span><text:span text:style-name="T21_84">:</text:span></text:p>
      <text:list text:style-name="LS3" xml:id="list9">
        <text:list-item>
          <text:p text:style-name="P22"><text:span text:style-name="T22_1">Tùy</text:span><text:span text:style-name="T22_2"><text:s/></text:span><text:span text:style-name="T22_3">chỉnh</text:span><text:span text:style-name="T22_4"><text:s/></text:span><text:span text:style-name="T22_5">Alfresco</text:span><text:span text:style-name="T22_6"><text:s/></text:span><text:span text:style-name="T22_7">Web</text:span><text:span text:style-name="T22_8"><text:s/></text:span><text:span text:style-name="T22_9">Client</text:span></text:p>
        </text:list-item>
        <text:list-item>
          <text:p text:style-name="P23"><text:span text:style-name="T23_1">Kiểm</text:span><text:span text:style-name="T23_2"><text:s/></text:span><text:span text:style-name="T23_3">tra</text:span><text:span text:style-name="T23_4"><text:s/></text:span><text:span text:style-name="T23_5">một</text:span><text:span text:style-name="T23_6"><text:s/></text:span><text:span text:style-name="T23_7">ứng</text:span><text:span text:style-name="T23_8"><text:s/></text:span><text:span text:style-name="T23_9">dụng</text:span><text:span text:style-name="T23_10"><text:s/></text:span><text:span text:style-name="T23_11">tùy</text:span><text:span text:style-name="T23_12"><text:s/></text:span><text:span text:style-name="T23_13">chỉnh</text:span><text:span text:style-name="T23_14"><text:s/></text:span><text:span text:style-name="T23_15">kết</text:span><text:span text:style-name="T23_16"><text:s/></text:span><text:span text:style-name="T23_17">nối</text:span><text:span text:style-name="T23_18"><text:s/></text:span><text:span text:style-name="T23_19">với</text:span><text:span text:style-name="T23_20"><text:s/></text:span><text:span text:style-name="T23_21">Alfresco</text:span><text:span text:style-name="T23_22"><text:s/></text:span><text:span text:style-name="T23_23">server</text:span><text:span text:style-name="T23_24"><text:s/></text:span><text:span text:style-name="T23_25">từ</text:span><text:span text:style-name="T23_26"><text:s/></text:span><text:span text:style-name="T23_27">xa</text:span></text:p>
        </text:list-item>
        <text:list-item>
          <text:p text:style-name="P24"><text:span text:style-name="T24_1">Triển</text:span><text:span text:style-name="T24_2"><text:s/></text:span><text:span text:style-name="T24_3">khai</text:span><text:span text:style-name="T24_4"><text:s/></text:span><text:span text:style-name="T24_5">plug</text:span><text:span text:style-name="T24_6">-</text:span><text:span text:style-name="T24_7">in</text:span><text:span text:style-name="T24_8"><text:s/></text:span><text:span text:style-name="T24_9">tùy</text:span><text:span text:style-name="T24_10"><text:s/></text:span><text:span text:style-name="T24_11">chỉnh</text:span><text:span text:style-name="T24_12"><text:s/></text:span><text:span text:style-name="T24_13">đã</text:span><text:span text:style-name="T24_14"><text:s/></text:span><text:span text:style-name="T24_15">được</text:span><text:span text:style-name="T24_16"><text:s/></text:span><text:span text:style-name="T24_17">kiểm</text:span><text:span text:style-name="T24_18"><text:s/></text:span><text:span text:style-name="T24_19">tra</text:span><text:span text:style-name="T24_20"><text:s/></text:span><text:span text:style-name="T24_21">tới</text:span><text:span text:style-name="T24_22"><text:s/></text:span><text:span text:style-name="T24_23">một</text:span><text:span text:style-name="T24_24"><text:s/></text:span><text:span text:style-name="T24_25">Alfresco</text:span><text:span text:style-name="T24_26"><text:s/></text:span><text:span text:style-name="T24_27">server</text:span><text:span text:style-name="T24_28"><text:s/></text:span><text:span text:style-name="T24_29">từ</text:span><text:span text:style-name="T24_30"><text:s/></text:span><text:span text:style-name="T24_31">xa</text:span></text:p>
        </text:list-item>
      </text:list>
      <text:p text:style-name="P25"><text:span text:style-name="T25_1">SDK</text:span><text:span text:style-name="T25_2"><text:s/></text:span><text:span text:style-name="T25_3">không</text:span><text:span text:style-name="T25_4"><text:s/></text:span><text:span text:style-name="T25_5">được</text:span><text:span text:style-name="T25_6"><text:s/></text:span><text:span text:style-name="T25_7">thiết</text:span><text:span text:style-name="T25_8"><text:s/></text:span><text:span text:style-name="T25_9">kế</text:span><text:span text:style-name="T25_10"><text:s/></text:span><text:span text:style-name="T25_11">để</text:span><text:span text:style-name="T25_12"><text:s/></text:span><text:span text:style-name="T25_13">xây</text:span><text:span text:style-name="T25_14"><text:s/></text:span><text:span text:style-name="T25_15">dựng</text:span><text:span text:style-name="T25_16"><text:s/></text:span><text:span text:style-name="T25_17">lại</text:span><text:span text:style-name="T25_18"><text:s/></text:span><text:span text:style-name="T25_19">Alfresco</text:span><text:span text:style-name="T25_20"><text:s/></text:span><text:span text:style-name="T25_21">chính</text:span><text:span text:style-name="T25_22"><text:s/></text:span><text:span text:style-name="T25_23">là</text:span><text:span text:style-name="T25_24"><text:s/></text:span><text:span text:style-name="T25_25">nó</text:span><text:span text:style-name="T25_26"><text:s/></text:span><text:span text:style-name="T25_27">không</text:span><text:span text:style-name="T25_28"><text:s/></text:span><text:span text:style-name="T25_29">cũng</text:span><text:span text:style-name="T25_30"><text:s/></text:span><text:span text:style-name="T25_31">cấp</text:span><text:span text:style-name="T25_32"><text:s/></text:span><text:span text:style-name="T25_33">scripts</text:span><text:span text:style-name="T25_34"><text:s/></text:span><text:span text:style-name="T25_35">và</text:span><text:span text:style-name="T25_36"><text:s/></text:span><text:span text:style-name="T25_37">artifacts</text:span><text:span text:style-name="T25_38"><text:s/></text:span><text:span text:style-name="T25_39">đầy</text:span><text:span text:style-name="T25_40"><text:s/></text:span><text:span text:style-name="T25_41">đủ</text:span><text:span text:style-name="T25_42">,<text:s/></text:span><text:span text:style-name="T25_43">vì</text:span><text:span text:style-name="T25_44"><text:s/></text:span><text:span text:style-name="T25_45">thế</text:span><text:span text:style-name="T25_46"><text:s/></text:span><text:span text:style-name="T25_47">nếu</text:span><text:span text:style-name="T25_48"><text:s/></text:span><text:span text:style-name="T25_49">bạn</text:span><text:span text:style-name="T25_50"><text:s/></text:span><text:span text:style-name="T25_51">muốn</text:span><text:span text:style-name="T25_52"><text:s/></text:span><text:span text:style-name="T25_53">phát</text:span><text:span text:style-name="T25_54"><text:s/></text:span><text:span text:style-name="T25_55">triển</text:span><text:span text:style-name="T25_56"><text:s/></text:span><text:span text:style-name="T25_57">sửa</text:span><text:span text:style-name="T25_58"><text:s/></text:span><text:span text:style-name="T25_59">lỗi</text:span><text:span text:style-name="T25_60"><text:s/></text:span><text:span text:style-name="T25_61">hay</text:span><text:span text:style-name="T25_62"><text:s/></text:span><text:span text:style-name="T25_63">mở</text:span><text:span text:style-name="T25_64"><text:s/></text:span><text:span text:style-name="T25_65">rộng</text:span><text:span text:style-name="T25_66"><text:s/></text:span><text:span text:style-name="T25_67">chức</text:span><text:span text:style-name="T25_68"><text:s/></text:span><text:span text:style-name="T25_69">năng</text:span><text:span text:style-name="T25_70"><text:s/></text:span><text:span text:style-name="T25_71">lõi</text:span><text:span text:style-name="T25_72"><text:s/></text:span><text:span text:style-name="T25_73">của</text:span><text:span text:style-name="T25_74"><text:s/></text:span><text:span text:style-name="T25_75">Alfresco</text:span><text:span text:style-name="T25_76"><text:s/></text:span><text:span text:style-name="T25_77">platform</text:span><text:span text:style-name="T25_78">,<text:s/></text:span><text:span text:style-name="T25_79">bạn</text:span><text:span text:style-name="T25_80"><text:s/></text:span><text:span text:style-name="T25_81">nên</text:span><text:span text:style-name="T25_82"><text:s/></text:span><text:span text:style-name="T25_83">sử</text:span><text:span text:style-name="T25_84"><text:s/></text:span><text:span text:style-name="T25_85">dụng</text:span><text:span text:style-name="T25_86"><text:s/></text:span><text:span text:style-name="T25_87">môi</text:span><text:span text:style-name="T25_88"><text:s/></text:span><text:span text:style-name="T25_89">trường</text:span><text:span text:style-name="T25_90"><text:s/></text:span><text:span text:style-name="T25_91">Alfreso</text:span><text:span text:style-name="T25_92"><text:s/></text:span><text:span text:style-name="T25_93">đầy</text:span><text:span text:style-name="T25_94"><text:s/></text:span><text:span text:style-name="T25_95">đủ</text:span><text:span text:style-name="T25_96">,<text:s/></text:span><text:span text:style-name="T25_97">cung</text:span><text:span text:style-name="T25_98"><text:s/></text:span><text:span text:style-name="T25_99">cấp</text:span><text:span text:style-name="T25_100"><text:s/></text:span><text:span text:style-name="T25_101">ở</text:span><text:span text:style-name="T25_102"><text:s/></text:span><text:span text:style-name="T25_103"><text:s/></text:span><text:span text:style-name="T25_104"><text:a xlink:type="simple" xlink:href="http://wiki.alfresco.com/wiki/Alfresco_SVN_Development_Environment"><text:span text:style-name="T25_105">Alfresco</text:span></text:a></text:span><text:span text:style-name="T25_106"><text:a xlink:type="simple" xlink:href="http://wiki.alfresco.com/wiki/Alfresco_SVN_Development_Environment"><text:span text:style-name="T25_107"><text:s/></text:span></text:a></text:span><text:span text:style-name="T25_108"><text:a xlink:type="simple" xlink:href="http://wiki.alfresco.com/wiki/Alfresco_SVN_Development_Environment"><text:span text:style-name="T25_109">SVN</text:span></text:a></text:span><text:span text:style-name="T25_110"><text:a xlink:type="simple" xlink:href="http://wiki.alfresco.com/wiki/Alfresco_SVN_Development_Environment"><text:span text:style-name="T25_111"><text:s/></text:span></text:a></text:span><text:span text:style-name="T25_112"><text:a xlink:type="simple" xlink:href="http://wiki.alfresco.com/wiki/Alfresco_SVN_Development_Environment"><text:span text:style-name="T25_113">Repository</text:span></text:a></text:span><text:span text:style-name="T25_114">.</text:span></text:p>
      <text:p text:style-name="P26"/>
      <text:list text:style-name="LS1" xml:id="list12" text:continue-list="list0">
        <text:list-item>
          <text:h text:style-name="P27" text:outline-level="10"><text:bookmark-start text:name="h.qe44gbzbnuap"/><text:bookmark-end text:name="h.qe44gbzbnuap"/><text:span text:style-name="T27_1">Tài</text:span><text:span text:style-name="T27_2"><text:s/></text:span><text:span text:style-name="T27_3">nguyên</text:span><text:span text:style-name="T27_4"><text:s/></text:span><text:span text:style-name="T27_5">người</text:span><text:span text:style-name="T27_6"><text:s/></text:span><text:span text:style-name="T27_7">phát</text:span><text:span text:style-name="T27_8"><text:s/></text:span><text:span text:style-name="T27_9">triển</text:span></text:h>
        </text:list-item>
      </text:list>
      <text:p text:style-name="P28"><text:span text:style-name="T28_1">Tài</text:span><text:span text:style-name="T28_2"><text:s/></text:span><text:span text:style-name="T28_3">liệu</text:span><text:span text:style-name="T28_4"><text:s/></text:span><text:span text:style-name="T28_5">tham</text:span><text:span text:style-name="T28_6"><text:s/></text:span><text:span text:style-name="T28_7">khảo</text:span><text:span text:style-name="T28_8"><text:s/></text:span><text:span text:style-name="T28_9">có</text:span><text:span text:style-name="T28_10"><text:s/></text:span><text:span text:style-name="T28_11">ở</text:span><text:span text:style-name="T28_12"><text:s/></text:span><text:span text:style-name="T28_13"><text:a xlink:type="simple" xlink:href="http://wiki.alfresco.com/wiki/Developer_Guide"><text:span text:style-name="T28_14">Developer</text:span></text:a></text:span><text:span text:style-name="T28_15"><text:a xlink:type="simple" xlink:href="http://wiki.alfresco.com/wiki/Developer_Guide"><text:span text:style-name="T28_16"><text:s/></text:span></text:a></text:span><text:span text:style-name="T28_17"><text:a xlink:type="simple" xlink:href="http://wiki.alfresco.com/wiki/Developer_Guide"><text:span text:style-name="T28_18">Guide</text:span></text:a></text:span><text:span text:style-name="T28_19"><text:s/></text:span><text:span text:style-name="T28_20">trong</text:span><text:span text:style-name="T28_21"><text:s/></text:span><text:span text:style-name="T28_22"><text:a xlink:type="simple" xlink:href="http://wiki.alfresco.com/wiki"><text:span text:style-name="T28_23">WIKI</text:span></text:a></text:span><text:span text:style-name="T28_24">.</text:span></text:p>
      <text:p text:style-name="P29"><text:span text:style-name="T29_1">Để</text:span><text:span text:style-name="T29_2"><text:s/></text:span><text:span text:style-name="T29_3">kiểm</text:span><text:span text:style-name="T29_4"><text:s/></text:span><text:span text:style-name="T29_5">tra</text:span><text:span text:style-name="T29_6"><text:s/></text:span><text:span text:style-name="T29_7">và</text:span><text:span text:style-name="T29_8"><text:s/></text:span><text:span text:style-name="T29_9">báo</text:span><text:span text:style-name="T29_10"><text:s/></text:span><text:span text:style-name="T29_11">cáo</text:span><text:span text:style-name="T29_12"><text:s/></text:span><text:span text:style-name="T29_13">lỗi</text:span><text:span text:style-name="T29_14"><text:s/></text:span><text:span text:style-name="T29_15">sử</text:span><text:span text:style-name="T29_16"><text:s/></text:span><text:span text:style-name="T29_17">dụng</text:span><text:span text:style-name="T29_18"><text:s/></text:span><text:span text:style-name="T29_19"><text:a xlink:type="simple" xlink:href="http://www.alfresco.org/jira"><text:span text:style-name="T29_20">Alfresco</text:span></text:a></text:span><text:span text:style-name="T29_21"><text:a xlink:type="simple" xlink:href="http://www.alfresco.org/jira"><text:span text:style-name="T29_22"><text:s/></text:span></text:a></text:span><text:span text:style-name="T29_23"><text:a xlink:type="simple" xlink:href="http://www.alfresco.org/jira"><text:span text:style-name="T29_24">Bug</text:span></text:a></text:span><text:span text:style-name="T29_25"><text:a xlink:type="simple" xlink:href="http://www.alfresco.org/jira"><text:span text:style-name="T29_26"><text:s/></text:span></text:a></text:span><text:span text:style-name="T29_27"><text:a xlink:type="simple" xlink:href="http://www.alfresco.org/jira"><text:span text:style-name="T29_28">and</text:span></text:a></text:span><text:span text:style-name="T29_29"><text:a xlink:type="simple" xlink:href="http://www.alfresco.org/jira"><text:span text:style-name="T29_30"><text:s/></text:span></text:a></text:span><text:span text:style-name="T29_31"><text:a xlink:type="simple" xlink:href="http://www.alfresco.org/jira"><text:span text:style-name="T29_32">Issue</text:span></text:a></text:span><text:span text:style-name="T29_33"><text:a xlink:type="simple" xlink:href="http://www.alfresco.org/jira"><text:span text:style-name="T29_34"><text:s/></text:span></text:a></text:span><text:span text:style-name="T29_35"><text:a xlink:type="simple" xlink:href="http://www.alfresco.org/jira"><text:span text:style-name="T29_36">Tracking</text:span></text:a></text:span><text:span text:style-name="T29_37"><text:a xlink:type="simple" xlink:href="http://www.alfresco.org/jira"><text:span text:style-name="T29_38"><text:s/></text:span></text:a></text:span><text:span text:style-name="T29_39"><text:a xlink:type="simple" xlink:href="http://www.alfresco.org/jira"><text:span text:style-name="T29_40">Application</text:span></text:a></text:span><text:span text:style-name="T29_41">.</text:span></text:p>
      <text:p text:style-name="P30"><text:span text:style-name="T30_1">Để</text:span><text:span text:style-name="T30_2"><text:s/></text:span><text:span text:style-name="T30_3">thảo</text:span><text:span text:style-name="T30_4"><text:s/></text:span><text:span text:style-name="T30_5">luận</text:span><text:span text:style-name="T30_6"><text:s/></text:span><text:span text:style-name="T30_7">với</text:span><text:span text:style-name="T30_8"><text:s/></text:span><text:span text:style-name="T30_9">cộng</text:span><text:span text:style-name="T30_10"><text:s/></text:span><text:span text:style-name="T30_11">đồng</text:span><text:span text:style-name="T30_12"><text:s/></text:span><text:span text:style-name="T30_13">sử</text:span><text:span text:style-name="T30_14"><text:s/></text:span><text:span text:style-name="T30_15">dụng</text:span><text:span text:style-name="T30_16"><text:s/></text:span><text:span text:style-name="T30_17"><text:a xlink:type="simple" xlink:href="http://forums.alfresco.com/"><text:span text:style-name="T30_18">Alfresco</text:span></text:a></text:span><text:span text:style-name="T30_19"><text:a xlink:type="simple" xlink:href="http://forums.alfresco.com/"><text:span text:style-name="T30_20"><text:s/></text:span></text:a></text:span><text:span text:style-name="T30_21"><text:a xlink:type="simple" xlink:href="http://forums.alfresco.com/"><text:span text:style-name="T30_22">Forums</text:span></text:a></text:span><text:span text:style-name="T30_23">.</text:span></text:p>
      <text:p text:style-name="P31"/>
      <text:list text:style-name="LS1" xml:id="list13" text:continue-list="list0">
        <text:list-item>
          <text:h text:style-name="P32" text:outline-level="10"><text:bookmark-start text:name="h.jzm1ean2xy1k"/><text:bookmark-end text:name="h.jzm1ean2xy1k"/><text:span text:style-name="T32_1">Xây</text:span><text:span text:style-name="T32_2"><text:s/></text:span><text:span text:style-name="T32_3">dựng</text:span><text:span text:style-name="T32_4"><text:s/></text:span><text:span text:style-name="T32_5">SDK</text:span><text:span text:style-name="T32_6"><text:s/></text:span><text:span text:style-name="T32_7">từ</text:span><text:span text:style-name="T32_8"><text:s/></text:span><text:span text:style-name="T32_9">SVN</text:span></text:h>
        </text:list-item>
      </text:list>
      <text:p text:style-name="P33"><text:span text:style-name="T33_1">Bạn</text:span><text:span text:style-name="T33_2"><text:s/></text:span><text:span text:style-name="T33_3">có</text:span><text:span text:style-name="T33_4"><text:s/></text:span><text:span text:style-name="T33_5">thể</text:span><text:span text:style-name="T33_6"><text:s/></text:span><text:span text:style-name="T33_7">xây</text:span><text:span text:style-name="T33_8"><text:s/></text:span><text:span text:style-name="T33_9">dựng</text:span><text:span text:style-name="T33_10"><text:s/></text:span><text:span text:style-name="T33_11">SDK</text:span><text:span text:style-name="T33_12"><text:s/></text:span><text:span text:style-name="T33_13">từ</text:span><text:span text:style-name="T33_14"><text:s/></text:span><text:span text:style-name="T33_15">SVN</text:span><text:span text:style-name="T33_16"><text:s/></text:span><text:span text:style-name="T33_17">source</text:span><text:span text:style-name="T33_18"><text:s/></text:span><text:span text:style-name="T33_19">sử</text:span><text:span text:style-name="T33_20"><text:s/></text:span><text:span text:style-name="T33_21">ụng</text:span><text:span text:style-name="T33_22"><text:s/></text:span><text:span text:style-name="T33_23">ANT</text:span><text:span text:style-name="T33_24">:</text:span></text:p>
      <text:p text:style-name="P34"/>
      <text:p text:style-name="P35"><text:span text:style-name="T35_1"><text:s/></text:span><text:span text:style-name="T35_2">ant</text:span><text:span text:style-name="T35_3"><text:s/>-</text:span><text:span text:style-name="T35_4">f</text:span><text:span text:style-name="T35_5"><text:s/></text:span><text:span text:style-name="T35_6">continuous</text:span><text:span text:style-name="T35_7">.</text:span><text:span text:style-name="T35_8">xml</text:span><text:span text:style-name="T35_9"><text:s/></text:span><text:span text:style-name="T35_10">distribute</text:span><text:span text:style-name="T35_11">-</text:span><text:span text:style-name="T35_12">sdk</text:span></text:p>
      <text:list text:style-name="LS1" xml:id="list14" text:continue-list="list0">
        <text:list-item>
          <text:h text:style-name="P36" text:outline-level="10"><text:bookmark-start text:name="h.911h25ef0dq4"/><text:bookmark-end text:name="h.911h25ef0dq4"/><text:span text:style-name="T36_1">Triển</text:span><text:span text:style-name="T36_2"><text:s/></text:span><text:span text:style-name="T36_3">khai</text:span></text:h>
        </text:list-item>
      </text:list>
      <text:p text:style-name="P37"><text:span text:style-name="T37_1">Khi</text:span><text:span text:style-name="T37_2"><text:s/></text:span><text:span text:style-name="T37_3">SDK</text:span><text:span text:style-name="T37_4"><text:s/></text:span><text:span text:style-name="T37_5">được</text:span><text:span text:style-name="T37_6"><text:s/></text:span><text:span text:style-name="T37_7">biên</text:span><text:span text:style-name="T37_8"><text:s/></text:span><text:span text:style-name="T37_9">dịch</text:span><text:span text:style-name="T37_10"><text:s/></text:span><text:span text:style-name="T37_11">và</text:span><text:span text:style-name="T37_12"><text:s/></text:span><text:span text:style-name="T37_13">được</text:span><text:span text:style-name="T37_14"><text:s/></text:span><text:span text:style-name="T37_15">triển</text:span><text:span text:style-name="T37_16"><text:s/></text:span><text:span text:style-name="T37_17">khai</text:span><text:span text:style-name="T37_18"><text:s/></text:span><text:span text:style-name="T37_19">trên</text:span><text:span text:style-name="T37_20"><text:s/></text:span><text:span text:style-name="T37_21">application</text:span><text:span text:style-name="T37_22"><text:s/></text:span><text:span text:style-name="T37_23">server</text:span></text:p>
      <text:list text:style-name="LS1" xml:id="list15" text:continue-list="list0">
        <text:list-item>
          <text:h text:style-name="P38" text:outline-level="10"><text:bookmark-start text:name="h.qf92y96p4thj"/><text:bookmark-end text:name="h.qf92y96p4thj"/><text:span text:style-name="T38_1">Cuối</text:span><text:span text:style-name="T38_2"><text:s/></text:span><text:span text:style-name="T38_3">cùng</text:span></text:h>
        </text:list-item>
      </text:list>
      <text:p text:style-name="P39"><text:span text:style-name="T39_1">Tài</text:span><text:span text:style-name="T39_2"><text:s/></text:span><text:span text:style-name="T39_3">liệu</text:span><text:span text:style-name="T39_4"><text:s/></text:span><text:span text:style-name="T39_5">Alfresco</text:span><text:span text:style-name="T39_6"><text:s/></text:span><text:span text:style-name="T39_7">tiếp</text:span><text:span text:style-name="T39_8"><text:s/></text:span><text:span text:style-name="T39_9">tục</text:span><text:span text:style-name="T39_10"><text:s/></text:span><text:span text:style-name="T39_11">được</text:span><text:span text:style-name="T39_12"><text:s/></text:span><text:span text:style-name="T39_13">cải</text:span><text:span text:style-name="T39_14"><text:s/></text:span><text:span text:style-name="T39_15">thiện</text:span><text:span text:style-name="T39_16">,<text:s/></text:span><text:span text:style-name="T39_17">nếu</text:span><text:span text:style-name="T39_18"><text:s/></text:span><text:span text:style-name="T39_19">bạn</text:span><text:span text:style-name="T39_20"><text:s/></text:span><text:span text:style-name="T39_21">thấy</text:span><text:span text:style-name="T39_22"><text:s/></text:span><text:span text:style-name="T39_23">vấn</text:span><text:span text:style-name="T39_24"><text:s/></text:span><text:span text:style-name="T39_25">đề</text:span><text:span text:style-name="T39_26"><text:s/></text:span><text:span text:style-name="T39_27">vào</text:span><text:span text:style-name="T39_28"><text:s/></text:span><text:span text:style-name="T39_29">với</text:span><text:span text:style-name="T39_30"><text:s/></text:span><text:span text:style-name="T39_31">tài</text:span><text:span text:style-name="T39_32"><text:s/></text:span><text:span text:style-name="T39_33">liệu</text:span><text:span text:style-name="T39_34"><text:s/></text:span><text:span text:style-name="T39_35">thì</text:span><text:span text:style-name="T39_36"><text:s/></text:span><text:span text:style-name="T39_37">hãy</text:span><text:span text:style-name="T39_38"><text:s/></text:span><text:span text:style-name="T39_39">sửa</text:span><text:span text:style-name="T39_40"><text:s/></text:span><text:span text:style-name="T39_41">chữa</text:span><text:span text:style-name="T39_42"><text:s/></text:span><text:span text:style-name="T39_43">thông</text:span><text:span text:style-name="T39_44"><text:s/></text:span><text:span text:style-name="T39_45">qua</text:span><text:span text:style-name="T39_46"><text:s/></text:span><text:span text:style-name="T39_47">WIKI</text:span><text:span text:style-name="T39_48"><text:s/></text:span><text:span text:style-name="T39_49">editing</text:span><text:span text:style-name="T39_50"><text:s/></text:span><text:span text:style-name="T39_51">cappabilities</text:span><text:span text:style-name="T39_52">.<text:s/></text:span><text:span text:style-name="T39_53">Khi</text:span><text:span text:style-name="T39_54"><text:s/></text:span><text:span text:style-name="T39_55">gặp</text:span><text:span text:style-name="T39_56"><text:s/></text:span><text:span text:style-name="T39_57">chuyện</text:span><text:span text:style-name="T39_58"><text:s/></text:span><text:span text:style-name="T39_59">đừng</text:span><text:span text:style-name="T39_60"><text:s/></text:span><text:span text:style-name="T39_61">quên</text:span><text:span text:style-name="T39_62"><text:s/></text:span><text:span text:style-name="T39_63"><text:a xlink:type="simple" xlink:href="http://wiki.alfresco.com/wiki/Alfresco_SDK#Developer_Resources"><text:span text:style-name="T39_64">Developer</text:span></text:a></text:span><text:span text:style-name="T39_65"><text:a xlink:type="simple" xlink:href="http://wiki.alfresco.com/wiki/Alfresco_SDK#Developer_Resources"><text:span text:style-name="T39_66"><text:s/></text:span></text:a></text:span><text:span text:style-name="T39_67"><text:a xlink:type="simple" xlink:href="http://wiki.alfresco.com/wiki/Alfresco_SDK#Developer_Resources"><text:span text:style-name="T39_68">Resources</text:span></text:a></text:span><text:span text:style-name="T39_69">.</text:span></text:p>
      <text:p text:style-name="P40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